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1.427cm"/>
    </style:style>
    <style:style style:family="table-column" style:name="co5">
      <style:table-column-properties fo:break-before="auto" style:column-width="1.286cm"/>
    </style:style>
    <style:style style:family="table-column" style:name="co6">
      <style:table-column-properties fo:break-before="auto" style:column-width="1.595cm"/>
    </style:style>
    <style:style style:family="table-column" style:name="co7">
      <style:table-column-properties fo:break-before="auto" style:column-width="1.73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706cm"/>
    </style:style>
    <style:style style:family="table-column" style:name="co10">
      <style:table-column-properties fo:break-before="auto" style:column-width="1.566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623cm"/>
    </style:style>
    <style:style style:family="table-column" style:name="co13">
      <style:table-column-properties fo:break-before="auto" style:column-width="1.845cm"/>
    </style:style>
    <style:style style:family="table-column" style:name="co14">
      <style:table-column-properties fo:break-before="auto" style:column-width="2.069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774cm"/>
    </style:style>
    <style:style style:family="table-column" style:name="co17">
      <style:table-column-properties fo:break-before="auto" style:column-width="3.692cm"/>
    </style:style>
    <style:style style:family="table-column" style:name="co18">
      <style:table-column-properties fo:break-before="auto" style:column-width="4.6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1.693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Data" style:name="ce10">
      <style:table-cell-properties fo:padding="0.071cm" style:diagonal-bl-tr="none" style:rotation-align="none" fo:border="none" style:diagonal-tl-br="none"/>
    </style:style>
    <style:style style:family="table-cell" style:parent-style-name="TL Data" style:name="ce1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WEEDE GEDEELTE.A48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3"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1" style:family="table-cell" style:parent-style-name="Default" style:name="ce3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family="table-cell" style:parent-style-name="Normal_5f_Sheet1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4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4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8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8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90">
      <style:table-cell-properties fo:padding="0.071cm"/>
    </style:style>
    <style:style style:parent-style-name="Default" style:family="table-cell" style:name="ce91" style:display-name="ce91">
      <style:table-cell-properties fo:padding="0.071cm" style:diagonal-bl-tr="none" style:rotation-align="none" fo:border="none" style:diagonal-tl-br="none"/>
    </style:style>
    <style:style style:parent-style-name="TL Metadata" style:family="table-cell" style:name="ce92" style:display-name="ce9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93" style:display-name="ce9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94" style:display-name="ce9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95" style:display-name="ce95">
      <style:table-cell-properties fo:padding="0.071cm" style:diagonal-bl-tr="none" style:rotation-align="none" fo:border="none" style:diagonal-tl-br="none"/>
    </style:style>
    <style:style style:parent-style-name="TL Metadata" style:family="table-cell" style:name="ce96" style:display-name="ce96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21"/>
        <table:table-column table:style-name="co3" table:default-cell-style-name="ce21" table:number-columns-repeated="6"/>
        <table:table-column table:style-name="co4" table:default-cell-style-name="ce21" table:number-columns-repeated="3"/>
        <table:table-column table:style-name="co5" table:default-cell-style-name="ce10" table:number-columns-repeated="6"/>
        <table:table-column table:style-name="co6" table:default-cell-style-name="ce10"/>
        <table:table-column table:style-name="co7" table:default-cell-style-name="ce10"/>
        <table:table-column table:style-name="co5" table:default-cell-style-name="ce10" table:number-columns-repeated="31"/>
        <table:table-column table:style-name="co8" table:default-cell-style-name="ce10"/>
        <table:table-column table:style-name="co5" table:default-cell-style-name="ce10" table:number-columns-repeated="4"/>
        <table:table-column table:style-name="co9" table:default-cell-style-name="ce10"/>
        <table:table-column table:style-name="co5" table:default-cell-style-name="ce10"/>
        <table:table-column table:style-name="co4" table:default-cell-style-name="ce10"/>
        <table:table-column table:style-name="co10" table:default-cell-style-name="ce10"/>
        <table:table-column table:style-name="co5" table:default-cell-style-name="ce10" table:number-columns-repeated="4"/>
        <table:table-column table:style-name="co11" table:default-cell-style-name="ce10"/>
        <table:table-column table:style-name="co7" table:default-cell-style-name="ce10"/>
        <table:table-column table:style-name="co5" table:default-cell-style-name="ce10" table:number-columns-repeated="2"/>
        <table:table-column table:style-name="co6" table:default-cell-style-name="ce10"/>
        <table:table-column table:style-name="co12" table:default-cell-style-name="ce10"/>
        <table:table-column table:style-name="co5" table:default-cell-style-name="ce10" table:number-columns-repeated="5"/>
        <table:table-column table:style-name="co13" table:default-cell-style-name="ce10"/>
        <table:table-column table:style-name="co5" table:default-cell-style-name="ce10" table:number-columns-repeated="2"/>
        <table:table-column table:style-name="co6" table:default-cell-style-name="ce10"/>
        <table:table-column table:style-name="co14" table:default-cell-style-name="ce10"/>
        <table:table-column table:style-name="co15" table:default-cell-style-name="ce72" table:number-columns-repeated="6"/>
        <table:table-column table:style-name="co15" table:default-cell-style-name="ce10" table:number-columns-repeated="172"/>
        <table:table-column table:style-name="co15" table:default-cell-style-name="Default" table:number-columns-repeated="767"/>
        <table:table-row table:style-name="ro1">
          <table:table-cell ns41:value-type="string" table:style-name="ce1" office:value-type="string">
            <text:p>PROVINCIE DRENTHE - TWEEDE GEDEELTE - Gemeente's gewijze Indeeling der provincie. Verzameling van het eerste gedeelte. </text:p>
          </table:table-cell>
          <table:table-cell table:style-name="ce13"/>
          <table:table-cell table:style-name="ce22" table:number-columns-repeated="53"/>
          <table:table-cell table:style-name="ce60" table:number-columns-repeated="24"/>
          <table:table-cell table:style-name="ce66" table:number-columns-repeated="5"/>
          <table:table-cell table:style-name="ce81"/>
          <table:table-cell table:style-name="ce85" table:number-columns-repeated="939"/>
        </table:table-row>
        <table:table-row table:style-name="ro1">
          <table:table-cell table:style-name="ce2"/>
          <table:table-cell table:style-name="ce14" table:number-columns-repeated="9"/>
          <table:table-cell table:style-name="ce45" table:number-columns-repeated="45"/>
          <table:table-cell table:style-name="ce61" table:number-columns-repeated="24"/>
          <table:table-cell table:style-name="ce67" table:number-columns-repeated="4"/>
          <table:table-cell table:style-name="ce80" table:number-columns-repeated="2"/>
          <table:table-cell table:style-name="ce85" table:number-columns-repeated="939"/>
        </table:table-row>
        <table:table-row table:style-name="ro2">
          <table:table-cell ns41:value-type="string" table:number-rows-spanned="5" table:style-name="ce3" table:number-columns-spanned="1" office:value-type="string">
            <text:p>Gemeenten</text:p>
          </table:table-cell>
          <table:table-cell table:style-name="ce15"/>
          <table:table-cell ns41:value-type="string" table:number-rows-spanned="2" table:style-name="ce23" table:number-columns-spanned="3" office:value-type="string">
            <text:p>HUIZEN</text:p>
          </table:table-cell>
          <table:covered-table-cell table:style-name="ce34"/>
          <table:covered-table-cell table:style-name="ce38"/>
          <table:table-cell ns41:value-type="string" table:number-rows-spanned="5" table:style-name="ce41" table:number-columns-spanned="1" office:value-type="string">
            <text:p>Bewonde schepen.</text:p>
          </table:table-cell>
          <table:table-cell ns41:value-type="string" table:number-rows-spanned="5" table:style-name="ce41" table:number-columns-spanned="1" office:value-type="string">
            <text:p>Bewonde schepen en Huizen.</text:p>
          </table:table-cell>
          <table:table-cell ns41:value-type="string" table:number-rows-spanned="5" table:style-name="ce41" table:number-columns-spanned="1" office:value-type="string">
            <text:p>Huisgezinnen.</text:p>
          </table:table-cell>
          <table:table-cell ns41:value-type="string" table:number-rows-spanned="2" table:style-name="ce42" table:number-columns-spanned="3" office:value-type="string">
            <text:p>BEWONERS</text:p>
          </table:table-cell>
          <table:covered-table-cell table:style-name="ce34"/>
          <table:covered-table-cell table:style-name="ce38"/>
          <table:table-cell ns41:value-type="string" table:number-rows-spanned="1" table:style-name="ce46" table:number-columns-spanned="68" office:value-type="string">
            <text:p>INDEELING DER BEWONERS NAAR</text:p>
          </table:table-cell>
          <table:covered-table-cell table:style-name="ce50" table:number-columns-repeated="67"/>
          <table:table-cell ns41:value-type="string" table:number-rows-spanned="5" table:style-name="ce68" table:number-columns-spanned="1" office:value-type="string">
            <text:p>Telling</text:p>
          </table:table-cell>
          <table:table-cell ns41:value-type="string" table:number-rows-spanned="5" table:style-name="ce75" table:number-columns-spanned="1" office:value-type="string">
            <text:p>Tabel</text:p>
          </table:table-cell>
          <table:table-cell ns41:value-type="string" table:number-rows-spanned="5" table:style-name="ce75" table:number-columns-spanned="1" office:value-type="string">
            <text:p>Pagina links</text:p>
          </table:table-cell>
          <table:table-cell ns41:value-type="string" table:number-rows-spanned="5" table:style-name="ce75" table:number-columns-spanned="1" office:value-type="string">
            <text:p>Pagina rechts</text:p>
          </table:table-cell>
          <table:table-cell ns41:value-type="string" table:number-rows-spanned="5" table:style-name="ce75" table:number-columns-spanned="1" office:value-type="string">
            <text:p>Provincie</text:p>
          </table:table-cell>
          <table:table-cell ns41:value-type="string" table:number-rows-spanned="5" table:style-name="ce82" table:number-columns-spanned="1" office:value-type="string">
            <text:p>Image nr</text:p>
          </table:table-cell>
          <table:table-cell table:style-name="ce86"/>
          <table:table-cell table:style-name="ce85" table:number-columns-repeated="938"/>
        </table:table-row>
        <table:table-row table:style-name="ro2">
          <table:covered-table-cell table:style-name="ce4"/>
          <table:table-cell table:style-name="ce16"/>
          <table:covered-table-cell table:style-name="ce24"/>
          <table:covered-table-cell table:style-name="ce35"/>
          <table:covered-table-cell table:style-name="ce39"/>
          <table:covered-table-cell table:style-name="ce37" table:number-columns-repeated="3"/>
          <table:covered-table-cell table:style-name="ce43"/>
          <table:covered-table-cell table:style-name="ce35"/>
          <table:covered-table-cell table:style-name="ce39"/>
          <table:table-cell ns41:value-type="string" table:number-rows-spanned="1" table:style-name="ce47" table:number-columns-spanned="8" office:value-type="string">
            <text:p>VERBLIJF</text:p>
          </table:table-cell>
          <table:covered-table-cell table:style-name="ce51" table:number-columns-repeated="6"/>
          <table:covered-table-cell table:style-name="ce53"/>
          <table:table-cell ns41:value-type="string" table:number-rows-spanned="1" table:style-name="ce47" table:number-columns-spanned="6" office:value-type="string">
            <text:p>BURGELIJKE STAAT</text:p>
          </table:table-cell>
          <table:covered-table-cell table:style-name="ce51" table:number-columns-repeated="4"/>
          <table:covered-table-cell table:style-name="ce53"/>
          <table:table-cell ns41:value-type="string" table:number-rows-spanned="1" table:style-name="ce52" table:number-columns-spanned="16" office:value-type="string">
            <text:p>GEBOORTE PLAATS</text:p>
          </table:table-cell>
          <table:covered-table-cell table:style-name="ce57" table:number-columns-repeated="14"/>
          <table:covered-table-cell table:style-name="ce58"/>
          <table:table-cell ns41:value-type="string" table:number-rows-spanned="1" table:style-name="ce59" table:number-columns-spanned="38" office:value-type="string">
            <text:p>GODSDIENST</text:p>
          </table:table-cell>
          <table:covered-table-cell table:style-name="ce57" table:number-columns-repeated="37"/>
          <table:covered-table-cell table:style-name="ce69"/>
          <table:covered-table-cell table:style-name="ce76" table:number-columns-repeated="4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2">
          <table:covered-table-cell table:style-name="ce4"/>
          <table:table-cell table:style-name="ce16"/>
          <table:table-cell ns41:value-type="string" table:number-rows-spanned="3" table:style-name="ce25" table:number-columns-spanned="1" office:value-type="string">
            <text:p>Bewonde.</text:p>
          </table:table-cell>
          <table:table-cell ns41:value-type="string" table:number-rows-spanned="3" table:style-name="ce36" table:number-columns-spanned="1" office:value-type="string">
            <text:p>Onbewonde.</text:p>
          </table:table-cell>
          <table:table-cell ns41:value-type="string" table:number-rows-spanned="3" table:style-name="ce36" table:number-columns-spanned="1" office:value-type="string">
            <text:p>Totaal.</text:p>
          </table:table-cell>
          <table:covered-table-cell table:style-name="ce37" table:number-columns-repeated="3"/>
          <table:table-cell ns41:value-type="string" table:number-rows-spanned="3" table:style-name="ce36" table:number-columns-spanned="1" office:value-type="string">
            <text:p>Mannelijk.</text:p>
          </table:table-cell>
          <table:table-cell ns41:value-type="string" table:number-rows-spanned="3" table:style-name="ce36" table:number-columns-spanned="1" office:value-type="string">
            <text:p>Vrouwelijk.</text:p>
          </table:table-cell>
          <table:table-cell ns41:value-type="string" table:number-rows-spanned="3" table:style-name="ce36" table:number-columns-spanned="1" office:value-type="string">
            <text:p>Totaal.</text:p>
          </table:table-cell>
          <table:table-cell ns41:value-type="string" table:number-rows-spanned="2" table:style-name="ce48" table:number-columns-spanned="2" office:value-type="string">
            <text:p>Gewoon</text:p>
          </table:table-cell>
          <table:covered-table-cell table:style-name="ce48"/>
          <table:table-cell ns41:value-type="string" table:number-rows-spanned="2" table:style-name="ce48" table:number-columns-spanned="2" office:value-type="string">
            <text:p>Tijdelijk</text:p>
          </table:table-cell>
          <table:covered-table-cell table:style-name="ce48"/>
          <table:table-cell ns41:value-type="string" table:number-rows-spanned="2" table:style-name="ce48" table:number-columns-spanned="2" office:value-type="string">
            <text:p>Doortrekkend</text:p>
          </table:table-cell>
          <table:covered-table-cell table:style-name="ce48"/>
          <table:table-cell ns41:value-type="string" table:number-rows-spanned="2" table:style-name="ce52" table:number-columns-spanned="2" office:value-type="string">
            <text:p>Personen tijdelijk afwezig, niet begrepen onder de vorige rubriek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Ongehuwd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Gehuwd</text:p>
          </table:table-cell>
          <table:covered-table-cell table:style-name="ce52"/>
          <table:table-cell ns41:value-type="string" table:number-rows-spanned="3" table:style-name="ce54" table:number-columns-spanned="1" office:value-type="string">
            <text:p>Weduwnaars</text:p>
          </table:table-cell>
          <table:table-cell ns41:value-type="string" table:number-rows-spanned="3" table:style-name="ce54" table:number-columns-spanned="1" office:value-type="string">
            <text:p>Weduwen</text:p>
          </table:table-cell>
          <table:table-cell ns41:value-type="string" table:number-rows-spanned="2" table:style-name="ce52" table:number-columns-spanned="2" office:value-type="string">
            <text:p>In de gemeente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de provincie buiten de gemeente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eene andere provincie binnen het Rijk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de bezittingen buiten Europa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Duitschland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België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Engeland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In andere vreemde land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Nederduitsch Hervormd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Fransche of Waalsche Hervormdene 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Engelsche of Presbijteriaansche Hervormd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Leden der Schotse gemeente.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Anglicaansche Episcopal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Evangelisch Lutersch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Herstelde Lutersch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Doopsgezinden of Mennoniet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Remonstrant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Hernhutters of Moravische Broeders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Kwakers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Christelijk Afgescheiden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Roomsch Catholijk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Oud-Roomschen of van de Bisschoppelijke Klerezie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Griek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Armenian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Nederduitsche Israëliten</text:p>
          </table:table-cell>
          <table:covered-table-cell table:style-name="ce52"/>
          <table:table-cell ns41:value-type="string" table:number-rows-spanned="2" table:style-name="ce52" table:number-columns-spanned="2" office:value-type="string">
            <text:p>Portugesche Israëliten</text:p>
          </table:table-cell>
          <table:covered-table-cell table:style-name="ce52"/>
          <table:table-cell ns41:value-type="string" table:number-rows-spanned="2" table:style-name="ce59" table:number-columns-spanned="2" office:value-type="string">
            <text:p>Onbekend en tot geene der genoemde gezindheden behoorende</text:p>
          </table:table-cell>
          <table:covered-table-cell table:style-name="ce59"/>
          <table:covered-table-cell table:style-name="ce69"/>
          <table:covered-table-cell table:style-name="ce76" table:number-columns-repeated="4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3">
          <table:covered-table-cell table:style-name="ce4"/>
          <table:table-cell table:style-name="ce16"/>
          <table:covered-table-cell table:style-name="ce26"/>
          <table:covered-table-cell table:style-name="ce37" table:number-columns-repeated="8"/>
          <table:covered-table-cell table:style-name="ce48" table:number-columns-repeated="6"/>
          <table:covered-table-cell table:style-name="ce52" table:number-columns-repeated="6"/>
          <table:covered-table-cell table:style-name="ce55" table:number-columns-repeated="2"/>
          <table:covered-table-cell table:style-name="ce52" table:number-columns-repeated="53"/>
          <table:covered-table-cell table:style-name="ce59"/>
          <table:covered-table-cell table:style-name="ce69"/>
          <table:covered-table-cell table:style-name="ce76" table:number-columns-repeated="4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4">
          <table:covered-table-cell table:style-name="ce5"/>
          <table:table-cell table:style-name="ce16"/>
          <table:covered-table-cell table:style-name="ce25"/>
          <table:covered-table-cell table:style-name="ce36" table:number-columns-repeated="8"/>
          <table:table-cell ns41:value-type="string" table:style-name="ce49" office:value-type="string">
            <text:p>M</text:p>
          </table:table-cell>
          <table:table-cell ns41:value-type="string" table:style-name="ce49" office:value-type="string">
            <text:p>V</text:p>
          </table:table-cell>
          <table:table-cell ns41:value-type="string" table:style-name="ce49" office:value-type="string">
            <text:p>M</text:p>
          </table:table-cell>
          <table:table-cell ns41:value-type="string" table:style-name="ce49" office:value-type="string">
            <text:p>V</text:p>
          </table:table-cell>
          <table:table-cell ns41:value-type="string" table:style-name="ce49" office:value-type="string">
            <text:p>M</text:p>
          </table:table-cell>
          <table:table-cell ns41:value-type="string" table:style-name="ce49" office:value-type="string">
            <text:p>V</text:p>
          </table:table-cell>
          <table:table-cell ns41:value-type="string" table:style-name="ce49" office:value-type="string">
            <text:p>M</text:p>
          </table:table-cell>
          <table:table-cell ns41:value-type="string" table:style-name="ce49" office:value-type="string">
            <text:p>V</text:p>
          </table:table-cell>
          <table:table-cell ns41:value-type="string" table:style-name="ce49" office:value-type="string">
            <text:p>M</text:p>
          </table:table-cell>
          <table:table-cell ns41:value-type="string" table:style-name="ce49" office:value-type="string">
            <text:p>V</text:p>
          </table:table-cell>
          <table:table-cell ns41:value-type="string" table:style-name="ce49" office:value-type="string">
            <text:p>M</text:p>
          </table:table-cell>
          <table:table-cell ns41:value-type="string" table:style-name="ce49" office:value-type="string">
            <text:p>V</text:p>
          </table:table-cell>
          <table:covered-table-cell table:style-name="ce54" table:number-columns-repeated="2"/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62" office:value-type="string">
            <text:p>V</text:p>
          </table:table-cell>
          <table:covered-table-cell table:style-name="ce70"/>
          <table:covered-table-cell table:style-name="ce77" table:number-columns-repeated="4"/>
          <table:covered-table-cell table:style-name="ce84"/>
          <table:table-cell table:style-name="ce86"/>
          <table:table-cell table:style-name="ce85" table:number-columns-repeated="938"/>
        </table:table-row>
        <table:table-row table:style-name="ro1">
          <table:table-cell table:style-name="ce6"/>
          <table:table-cell table:style-name="ce17"/>
          <table:table-cell table:style-name="ce18" table:number-columns-repeated="77"/>
          <table:table-cell table:style-name="ce71" table:number-columns-repeated="6"/>
          <table:table-cell table:style-name="ce18" table:number-columns-repeated="939"/>
        </table:table-row>
        <table:table-row table:style-name="ro5">
          <table:table-cell ns41:value-type="string" table:style-name="ce7" office:value-type="string">
            <text:p>Assen</text:p>
          </table:table-cell>
          <table:table-cell table:style-name="ce18"/>
          <table:table-cell ns41:value-type="float" table:style-name="ce11" office:value="570" office:value-type="float">
            <text:p>570</text:p>
          </table:table-cell>
          <table:table-cell ns41:value-type="float" table:style-name="ce19" office:value="20" office:value-type="float">
            <text:p>20</text:p>
          </table:table-cell>
          <table:table-cell ns41:value-type="float" table:style-name="ce19" office:value="590" office:value-type="float">
            <text:p>590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19" office:value="572" office:value-type="float">
            <text:p>572</text:p>
          </table:table-cell>
          <table:table-cell ns41:value-type="float" table:style-name="ce19" office:value="905" office:value-type="float">
            <text:p>905</text:p>
          </table:table-cell>
          <table:table-cell ns41:value-type="float" table:style-name="ce44" office:value="2182" office:value-type="float">
            <text:p>2,182</text:p>
          </table:table-cell>
          <table:table-cell ns41:value-type="float" table:style-name="ce19" office:value="2210" office:value-type="float">
            <text:p>2210</text:p>
          </table:table-cell>
          <table:table-cell ns41:value-type="float" table:style-name="ce44" office:value="4392" office:value-type="float">
            <text:p>4,392</text:p>
          </table:table-cell>
          <table:table-cell ns41:value-type="float" table:style-name="ce44" office:value="2062" office:value-type="float">
            <text:p>2,062</text:p>
          </table:table-cell>
          <table:table-cell ns41:value-type="float" table:style-name="ce44" office:value="2161" office:value-type="float">
            <text:p>2,161</text:p>
          </table:table-cell>
          <table:table-cell ns41:value-type="float" table:style-name="ce19" office:value="112" office:value-type="float">
            <text:p>112</text:p>
          </table:table-cell>
          <table:table-cell ns41:value-type="float" table:style-name="ce19" office:value="43" office:value-type="float">
            <text:p>43</text:p>
          </table:table-cell>
          <table:table-cell ns41:value-type="float" table:style-name="ce19" office:value="8" office:value-type="float">
            <text:p>8</text:p>
          </table:table-cell>
          <table:table-cell ns41:value-type="float" table:style-name="ce19" office:value="6" office:value-type="float">
            <text:p>6</text:p>
          </table:table-cell>
          <table:table-cell ns41:value-type="float" table:style-name="ce19" office:value="16" office:value-type="float">
            <text:p>16</text:p>
          </table:table-cell>
          <table:table-cell ns41:value-type="float" table:style-name="ce19" office:value="10" office:value-type="float">
            <text:p>10</text:p>
          </table:table-cell>
          <table:table-cell ns41:value-type="float" table:style-name="ce44" office:value="1403" office:value-type="float">
            <text:p>1,403</text:p>
          </table:table-cell>
          <table:table-cell ns41:value-type="float" table:style-name="ce44" office:value="1381" office:value-type="float">
            <text:p>1,381</text:p>
          </table:table-cell>
          <table:table-cell ns41:value-type="float" table:style-name="ce19" office:value="713" office:value-type="float">
            <text:p>713</text:p>
          </table:table-cell>
          <table:table-cell ns41:value-type="float" table:style-name="ce19" office:value="706" office:value-type="float">
            <text:p>706</text:p>
          </table:table-cell>
          <table:table-cell ns41:value-type="float" table:style-name="ce19" office:value="66" office:value-type="float">
            <text:p>66</text:p>
          </table:table-cell>
          <table:table-cell ns41:value-type="float" table:style-name="ce19" office:value="123" office:value-type="float">
            <text:p>123</text:p>
          </table:table-cell>
          <table:table-cell ns41:value-type="float" table:style-name="ce44" office:value="1086" office:value-type="float">
            <text:p>1,086</text:p>
          </table:table-cell>
          <table:table-cell ns41:value-type="float" table:style-name="ce19" office:value="1080" office:value-type="float">
            <text:p>1080</text:p>
          </table:table-cell>
          <table:table-cell ns41:value-type="float" table:style-name="ce19" office:value="543" office:value-type="float">
            <text:p>543</text:p>
          </table:table-cell>
          <table:table-cell ns41:value-type="float" table:style-name="ce19" office:value="585" office:value-type="float">
            <text:p>585</text:p>
          </table:table-cell>
          <table:table-cell ns41:value-type="float" table:style-name="ce19" office:value="478" office:value-type="float">
            <text:p>478</text:p>
          </table:table-cell>
          <table:table-cell ns41:value-type="float" table:style-name="ce19" office:value="505" office:value-type="float">
            <text:p>505</text:p>
          </table:table-cell>
          <table:table-cell table:style-name="ce19" table:number-columns-repeated="2"/>
          <table:table-cell ns41:value-type="float" table:style-name="ce19" office:value="62" office:value-type="float">
            <text:p>62</text:p>
          </table:table-cell>
          <table:table-cell ns41:value-type="float" table:style-name="ce19" office:value="34" office:value-type="float">
            <text:p>34</text:p>
          </table:table-cell>
          <table:table-cell ns41:value-type="float" table:style-name="ce19" office:value="3" office:value-type="float">
            <text:p>3</text:p>
          </table:table-cell>
          <table:table-cell ns41:value-type="float" table:style-name="ce19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9" office:value-type="float">
            <text:p>9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44" office:value="1787" office:value-type="float">
            <text:p>1,787</text:p>
          </table:table-cell>
          <table:table-cell ns41:value-type="float" table:style-name="ce44" office:value="1885" office:value-type="float">
            <text:p>1,885</text:p>
          </table:table-cell>
          <table:table-cell table:style-name="ce19" table:number-columns-repeated="8"/>
          <table:table-cell ns41:value-type="float" table:style-name="ce19" office:value="26" office:value-type="float">
            <text:p>26</text:p>
          </table:table-cell>
          <table:table-cell ns41:value-type="float" table:style-name="ce19" office:value="19" office:value-type="float">
            <text:p>19</text:p>
          </table:table-cell>
          <table:table-cell table:style-name="ce19" table:number-columns-repeated="2"/>
          <table:table-cell ns41:value-type="float" office:value="6" table:style-name="ce19" table:number-columns-repeated="2" office:value-type="float">
            <text:p>6</text:p>
          </table:table-cell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4"/>
          <table:table-cell ns41:value-type="float" table:style-name="ce19" office:value="113" office:value-type="float">
            <text:p>113</text:p>
          </table:table-cell>
          <table:table-cell ns41:value-type="float" table:style-name="ce19" office:value="101" office:value-type="float">
            <text:p>101</text:p>
          </table:table-cell>
          <table:table-cell ns41:value-type="float" table:style-name="ce19" office:value="115" office:value-type="float">
            <text:p>115</text:p>
          </table:table-cell>
          <table:table-cell ns41:value-type="float" table:style-name="ce19" office:value="80" office:value-type="float">
            <text:p>80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5"/>
          <table:table-cell ns41:value-type="float" table:style-name="ce19" office:value="128" office:value-type="float">
            <text:p>128</text:p>
          </table:table-cell>
          <table:table-cell ns41:value-type="float" table:style-name="ce19" office:value="118" office:value-type="float">
            <text:p>118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4" office:value-type="float">
            <text:p>4</text:p>
          </table:table-cell>
          <table:table-cell table:style-name="ce63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18"/>
          <table:table-cell ns41:value-type="float" table:style-name="ce27" office:value="380" office:value-type="float">
            <text:p>380</text:p>
          </table:table-cell>
          <table:table-cell ns41:value-type="float" table:style-name="ce10" office:value="95" office:value-type="float">
            <text:p>95</text:p>
          </table:table-cell>
          <table:table-cell ns41:value-type="float" table:style-name="ce10" office:value="475" office:value-type="float">
            <text:p>475</text:p>
          </table:table-cell>
          <table:table-cell table:style-name="ce10"/>
          <table:table-cell ns41:value-type="float" table:style-name="ce10" office:value="380" office:value-type="float">
            <text:p>380</text:p>
          </table:table-cell>
          <table:table-cell ns41:value-type="float" table:style-name="ce10" office:value="558" office:value-type="float">
            <text:p>558</text:p>
          </table:table-cell>
          <table:table-cell ns41:value-type="float" table:style-name="ce32" office:value="1295" office:value-type="float">
            <text:p>1,295</text:p>
          </table:table-cell>
          <table:table-cell ns41:value-type="float" table:style-name="ce32" office:value="1251" office:value-type="float">
            <text:p>1,251</text:p>
          </table:table-cell>
          <table:table-cell ns41:value-type="float" table:style-name="ce32" office:value="2546" office:value-type="float">
            <text:p>2,546</text:p>
          </table:table-cell>
          <table:table-cell ns41:value-type="float" table:style-name="ce32" office:value="1086" office:value-type="float">
            <text:p>1,086</text:p>
          </table:table-cell>
          <table:table-cell ns41:value-type="float" table:style-name="ce32" office:value="1195" office:value-type="float">
            <text:p>1,19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 table:number-columns-repeated="6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18"/>
          <table:table-cell ns41:value-type="float" table:style-name="ce28" office:value="1305" office:value-type="float">
            <text:p>1,305</text:p>
          </table:table-cell>
          <table:table-cell ns41:value-type="float" table:style-name="ce10" office:value="50" office:value-type="float">
            <text:p>50</text:p>
          </table:table-cell>
          <table:table-cell ns41:value-type="float" table:style-name="ce32" office:value="1355" office:value-type="float">
            <text:p>1,355</text:p>
          </table:table-cell>
          <table:table-cell ns41:value-type="float" table:style-name="ce10" office:value="21" office:value-type="float">
            <text:p>21</text:p>
          </table:table-cell>
          <table:table-cell ns41:value-type="float" table:style-name="ce32" office:value="1326" office:value-type="float">
            <text:p>1,326</text:p>
          </table:table-cell>
          <table:table-cell ns41:value-type="float" table:style-name="ce32" office:value="1381" office:value-type="float">
            <text:p>1,381</text:p>
          </table:table-cell>
          <table:table-cell ns41:value-type="float" table:style-name="ce32" office:value="3015" office:value-type="float">
            <text:p>3,015</text:p>
          </table:table-cell>
          <table:table-cell ns41:value-type="float" table:style-name="ce32" office:value="3387" office:value-type="float">
            <text:p>3,387</text:p>
          </table:table-cell>
          <table:table-cell ns41:value-type="float" table:style-name="ce32" office:value="6402" office:value-type="float">
            <text:p>6,402</text:p>
          </table:table-cell>
          <table:table-cell ns41:value-type="float" table:style-name="ce32" office:value="2974" office:value-type="float">
            <text:p>2,974</text:p>
          </table:table-cell>
          <table:table-cell ns41:value-type="float" table:style-name="ce32" office:value="3352" office:value-type="float">
            <text:p>3,3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2" office:value="1875" office:value-type="float">
            <text:p>1,875</text:p>
          </table:table-cell>
          <table:table-cell ns41:value-type="float" table:style-name="ce32" office:value="2099" office:value-type="float">
            <text:p>2,099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ce32" office:value="2284" office:value-type="float">
            <text:p>2,284</text:p>
          </table:table-cell>
          <table:table-cell ns41:value-type="float" table:style-name="ce32" office:value="2395" office:value-type="float">
            <text:p>2,39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03" office:value-type="float">
            <text:p>6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2" office:value="2636" office:value-type="float">
            <text:p>2,636</text:p>
          </table:table-cell>
          <table:table-cell ns41:value-type="float" table:style-name="ce32" office:value="2991" office:value-type="float">
            <text:p>2,99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8"/>
          <table:table-cell ns41:value-type="float" table:style-name="ce28" office:value="2255" office:value-type="float">
            <text:p>2,255</text:p>
          </table:table-cell>
          <table:table-cell ns41:value-type="float" table:style-name="ce10" office:value="165" office:value-type="float">
            <text:p>165</text:p>
          </table:table-cell>
          <table:table-cell ns41:value-type="float" table:style-name="ce10" office:value="2420" office:value-type="float">
            <text:p>2420</text:p>
          </table:table-cell>
          <table:table-cell ns41:value-type="float" table:style-name="ce10" office:value="23" office:value-type="float">
            <text:p>23</text:p>
          </table:table-cell>
          <table:table-cell ns41:value-type="float" table:style-name="ce32" office:value="2278" office:value-type="float">
            <text:p>2,278</text:p>
          </table:table-cell>
          <table:table-cell ns41:value-type="float" table:style-name="ce32" office:value="2844" office:value-type="float">
            <text:p>2,844</text:p>
          </table:table-cell>
          <table:table-cell ns41:value-type="float" table:style-name="ce32" office:value="6492" office:value-type="float">
            <text:p>6,492</text:p>
          </table:table-cell>
          <table:table-cell ns41:value-type="float" table:style-name="ce32" office:value="6848" office:value-type="float">
            <text:p>6,848</text:p>
          </table:table-cell>
          <table:table-cell ns41:value-type="float" table:style-name="ce10" office:value="13340" office:value-type="float">
            <text:p>13340</text:p>
          </table:table-cell>
          <table:table-cell ns41:value-type="float" table:style-name="ce32" office:value="6122" office:value-type="float">
            <text:p>6,122</text:p>
          </table:table-cell>
          <table:table-cell ns41:value-type="float" table:style-name="ce32" office:value="6708" office:value-type="float">
            <text:p>6,70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ce32" office:value="4144" office:value-type="float">
            <text:p>4,144</text:p>
          </table:table-cell>
          <table:table-cell ns41:value-type="float" table:style-name="ce32" office:value="4267" office:value-type="float">
            <text:p>4,267</text:p>
          </table:table-cell>
          <table:table-cell ns41:value-type="float" table:style-name="ce32" office:value="2069" office:value-type="float">
            <text:p>2,069</text:p>
          </table:table-cell>
          <table:table-cell ns41:value-type="float" table:style-name="ce32" office:value="2066" office:value-type="float">
            <text:p>2,06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ce32" office:value="4114" office:value-type="float">
            <text:p>4,114</text:p>
          </table:table-cell>
          <table:table-cell ns41:value-type="float" table:style-name="ce32" office:value="4248" office:value-type="float">
            <text:p>4,24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ce32" office:value="1064" office:value-type="float">
            <text:p>1,064</text:p>
          </table:table-cell>
          <table:table-cell ns41:value-type="float" table:style-name="ce32" office:value="1264" office:value-type="float">
            <text:p>1,264</text:p>
          </table:table-cell>
          <table:table-cell ns41:value-type="float" table:style-name="ce32" office:value="1335" office:value-type="float">
            <text:p>1,3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2" office:value="5305" office:value-type="float">
            <text:p>5,305</text:p>
          </table:table-cell>
          <table:table-cell ns41:value-type="float" table:style-name="ce32" office:value="5765" office:value-type="float">
            <text:p>5,7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Anloo</text:p>
          </table:table-cell>
          <table:table-cell table:style-name="ce18"/>
          <table:table-cell ns41:value-type="float" table:style-name="ce27" office:value="438" office:value-type="float">
            <text:p>438</text:p>
          </table:table-cell>
          <table:table-cell ns41:value-type="float" table:style-name="ce10" office:value="16" office:value-type="float">
            <text:p>16</text:p>
          </table:table-cell>
          <table:table-cell ns41:value-type="float" table:style-name="ce10" office:value="454" office:value-type="float">
            <text:p>454</text:p>
          </table:table-cell>
          <table:table-cell ns41:value-type="float" table:style-name="ce10" office:value="6" office:value-type="float">
            <text:p>6</text:p>
          </table:table-cell>
          <table:table-cell ns41:value-type="float" table:style-name="ce10" office:value="444" office:value-type="float">
            <text:p>444</text:p>
          </table:table-cell>
          <table:table-cell ns41:value-type="float" table:style-name="ce10" office:value="497" office:value-type="float">
            <text:p>497</text:p>
          </table:table-cell>
          <table:table-cell ns41:value-type="float" table:style-name="ce32" office:value="1329" office:value-type="float">
            <text:p>1,329</text:p>
          </table:table-cell>
          <table:table-cell ns41:value-type="float" table:style-name="ce32" office:value="1238" office:value-type="float">
            <text:p>1,238</text:p>
          </table:table-cell>
          <table:table-cell ns41:value-type="float" table:style-name="ce32" office:value="2567" office:value-type="float">
            <text:p>2,567</text:p>
          </table:table-cell>
          <table:table-cell ns41:value-type="float" table:style-name="ce32" office:value="1268" office:value-type="float">
            <text:p>1,268</text:p>
          </table:table-cell>
          <table:table-cell ns41:value-type="float" table:style-name="ce32" office:value="1186" office:value-type="float">
            <text:p>1,1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ce32" office:value="1305" office:value-type="float">
            <text:p>1,305</text:p>
          </table:table-cell>
          <table:table-cell ns41:value-type="float" table:style-name="ce32" office:value="1214" office:value-type="float">
            <text:p>1,214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18"/>
          <table:table-cell ns41:value-type="float" table:style-name="ce27" office:value="419" office:value-type="float">
            <text:p>419</text:p>
          </table:table-cell>
          <table:table-cell ns41:value-type="float" table:style-name="ce10" office:value="16" office:value-type="float">
            <text:p>16</text:p>
          </table:table-cell>
          <table:table-cell ns41:value-type="float" table:style-name="ce10" office:value="435" office:value-type="float">
            <text:p>435</text:p>
          </table:table-cell>
          <table:table-cell table:style-name="ce10"/>
          <table:table-cell ns41:value-type="float" table:style-name="ce10" office:value="419" office:value-type="float">
            <text:p>419</text:p>
          </table:table-cell>
          <table:table-cell ns41:value-type="float" table:style-name="ce10" office:value="561" office:value-type="float">
            <text:p>561</text:p>
          </table:table-cell>
          <table:table-cell ns41:value-type="float" table:style-name="ce32" office:value="1419" office:value-type="float">
            <text:p>1,419</text:p>
          </table:table-cell>
          <table:table-cell ns41:value-type="float" table:style-name="ce32" office:value="1333" office:value-type="float">
            <text:p>1,333</text:p>
          </table:table-cell>
          <table:table-cell ns41:value-type="float" table:style-name="ce32" office:value="2752" office:value-type="float">
            <text:p>2,752</text:p>
          </table:table-cell>
          <table:table-cell ns41:value-type="float" table:style-name="ce32" office:value="1402" office:value-type="float">
            <text:p>1,402</text:p>
          </table:table-cell>
          <table:table-cell ns41:value-type="float" table:style-name="ce32" office:value="1326" office:value-type="float">
            <text:p>1,3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ce32" office:value="1016" office:value-type="float">
            <text:p>1,016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2" office:value="1211" office:value-type="float">
            <text:p>1,211</text:p>
          </table:table-cell>
          <table:table-cell ns41:value-type="float" table:style-name="ce32" office:value="1106" office:value-type="float">
            <text:p>1,10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18"/>
          <table:table-cell ns41:value-type="float" table:style-name="ce27" office:value="562" office:value-type="float">
            <text:p>562</text:p>
          </table:table-cell>
          <table:table-cell ns41:value-type="float" table:style-name="ce10" office:value="11" office:value-type="float">
            <text:p>11</text:p>
          </table:table-cell>
          <table:table-cell ns41:value-type="float" table:style-name="ce10" office:value="573" office:value-type="float">
            <text:p>573</text:p>
          </table:table-cell>
          <table:table-cell table:style-name="ce10"/>
          <table:table-cell ns41:value-type="float" table:style-name="ce10" office:value="562" office:value-type="float">
            <text:p>562</text:p>
          </table:table-cell>
          <table:table-cell ns41:value-type="float" table:style-name="ce10" office:value="629" office:value-type="float">
            <text:p>629</text:p>
          </table:table-cell>
          <table:table-cell ns41:value-type="float" table:style-name="ce32" office:value="1676" office:value-type="float">
            <text:p>1,676</text:p>
          </table:table-cell>
          <table:table-cell ns41:value-type="float" table:style-name="ce32" office:value="1651" office:value-type="float">
            <text:p>1,651</text:p>
          </table:table-cell>
          <table:table-cell ns41:value-type="float" table:style-name="ce32" office:value="3327" office:value-type="float">
            <text:p>3,327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ce32" office:value="1644" office:value-type="float">
            <text:p>1,6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ce32" office:value="1101" office:value-type="float">
            <text:p>1,101</text:p>
          </table:table-cell>
          <table:table-cell ns41:value-type="float" table:style-name="ce32" office:value="1060" office:value-type="float">
            <text:p>1,060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ce32" office:value="1423" office:value-type="float">
            <text:p>1,423</text:p>
          </table:table-cell>
          <table:table-cell ns41:value-type="float" table:style-name="ce32" office:value="1443" office:value-type="float">
            <text:p>1,443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18"/>
          <table:table-cell ns41:value-type="float" table:style-name="ce27" office:value="444" office:value-type="float">
            <text:p>444</text:p>
          </table:table-cell>
          <table:table-cell ns41:value-type="float" table:style-name="ce10" office:value="9" office:value-type="float">
            <text:p>9</text:p>
          </table:table-cell>
          <table:table-cell ns41:value-type="float" table:style-name="ce10" office:value="453" office:value-type="float">
            <text:p>453</text:p>
          </table:table-cell>
          <table:table-cell table:style-name="ce10"/>
          <table:table-cell ns41:value-type="float" table:style-name="ce10" office:value="444" office:value-type="float">
            <text:p>444</text:p>
          </table:table-cell>
          <table:table-cell ns41:value-type="float" table:style-name="ce10" office:value="593" office:value-type="float">
            <text:p>593</text:p>
          </table:table-cell>
          <table:table-cell ns41:value-type="float" table:style-name="ce32" office:value="1625" office:value-type="float">
            <text:p>1,625</text:p>
          </table:table-cell>
          <table:table-cell ns41:value-type="float" table:style-name="ce32" office:value="1508" office:value-type="float">
            <text:p>1,508</text:p>
          </table:table-cell>
          <table:table-cell ns41:value-type="float" table:style-name="ce32" office:value="3133" office:value-type="float">
            <text:p>3,133</text:p>
          </table:table-cell>
          <table:table-cell ns41:value-type="float" table:style-name="ce32" office:value="1567" office:value-type="float">
            <text:p>1,567</text:p>
          </table:table-cell>
          <table:table-cell ns41:value-type="float" table:style-name="ce32" office:value="1468" office:value-type="float">
            <text:p>1,4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2" office:value="1082" office:value-type="float">
            <text:p>1,08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ce32" office:value="1237" office:value-type="float">
            <text:p>1,237</text:p>
          </table:table-cell>
          <table:table-cell ns41:value-type="float" table:style-name="ce32" office:value="1189" office:value-type="float">
            <text:p>1,18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18"/>
          <table:table-cell ns41:value-type="float" table:style-name="ce27" office:value="216" office:value-type="float">
            <text:p>216</text:p>
          </table:table-cell>
          <table:table-cell ns41:value-type="float" table:style-name="ce10" office:value="7" office:value-type="float">
            <text:p>7</text:p>
          </table:table-cell>
          <table:table-cell ns41:value-type="float" table:style-name="ce10" office:value="223" office:value-type="float">
            <text:p>223</text:p>
          </table:table-cell>
          <table:table-cell table:style-name="ce10"/>
          <table:table-cell ns41:value-type="float" table:style-name="ce10" office:value="216" office:value-type="float">
            <text:p>216</text:p>
          </table:table-cell>
          <table:table-cell ns41:value-type="float" table:style-name="ce10" office:value="243" office:value-type="float">
            <text:p>243</text:p>
          </table:table-cell>
          <table:table-cell ns41:value-type="float" table:style-name="ce10" office:value="774" office:value-type="float">
            <text:p>774</text:p>
          </table:table-cell>
          <table:table-cell ns41:value-type="float" table:style-name="ce10" office:value="592" office:value-type="float">
            <text:p>592</text:p>
          </table:table-cell>
          <table:table-cell ns41:value-type="float" table:style-name="ce32" office:value="1366" office:value-type="float">
            <text:p>1,366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01" office:value-type="float">
            <text:p>50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18"/>
          <table:table-cell ns41:value-type="float" table:style-name="ce27" office:value="229" office:value-type="float">
            <text:p>229</text:p>
          </table:table-cell>
          <table:table-cell ns41:value-type="float" table:style-name="ce10" office:value="7" office:value-type="float">
            <text:p>7</text:p>
          </table:table-cell>
          <table:table-cell ns41:value-type="float" table:style-name="ce10" office:value="236" office:value-type="float">
            <text:p>236</text:p>
          </table:table-cell>
          <table:table-cell table:style-name="ce10"/>
          <table:table-cell ns41:value-type="float" table:style-name="ce10" office:value="229" office:value-type="float">
            <text:p>229</text:p>
          </table:table-cell>
          <table:table-cell ns41:value-type="float" table:style-name="ce10" office:value="271" office:value-type="float">
            <text:p>271</text:p>
          </table:table-cell>
          <table:table-cell ns41:value-type="float" table:style-name="ce10" office:value="768" office:value-type="float">
            <text:p>768</text:p>
          </table:table-cell>
          <table:table-cell ns41:value-type="float" table:style-name="ce10" office:value="726" office:value-type="float">
            <text:p>726</text:p>
          </table:table-cell>
          <table:table-cell ns41:value-type="float" table:style-name="ce32" office:value="1494" office:value-type="float">
            <text:p>1,494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office:value="206" table:style-name="TL Data" table:number-columns-repeated="2" office:value-type="float">
            <text:p>20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8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18"/>
          <table:table-cell ns41:value-type="float" table:style-name="ce27" office:value="231" office:value-type="float">
            <text:p>231</text:p>
          </table:table-cell>
          <table:table-cell ns41:value-type="float" table:style-name="ce10" office:value="8" office:value-type="float">
            <text:p>8</text:p>
          </table:table-cell>
          <table:table-cell ns41:value-type="float" table:style-name="ce10" office:value="239" office:value-type="float">
            <text:p>239</text:p>
          </table:table-cell>
          <table:table-cell table:style-name="ce10"/>
          <table:table-cell ns41:value-type="float" table:style-name="ce10" office:value="231" office:value-type="float">
            <text:p>231</text:p>
          </table:table-cell>
          <table:table-cell ns41:value-type="float" table:style-name="ce10" office:value="323" office:value-type="float">
            <text:p>323</text:p>
          </table:table-cell>
          <table:table-cell ns41:value-type="float" table:style-name="ce10" office:value="776" office:value-type="float">
            <text:p>776</text:p>
          </table:table-cell>
          <table:table-cell ns41:value-type="float" table:style-name="ce10" office:value="783" office:value-type="float">
            <text:p>783</text:p>
          </table:table-cell>
          <table:table-cell ns41:value-type="float" table:style-name="ce32" office:value="1559" office:value-type="float">
            <text:p>1,55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office:value="238" table:style-name="TL Data" table:number-columns-repeated="2" office:value-type="float">
            <text:p>2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49" office:value-type="float">
            <text:p>74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3"/>
          <table:table-cell ns41:value-type="float" table:style-name="ce64" office:value="1" office:value-type="float">
            <text:p>1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18"/>
          <table:table-cell ns41:value-type="float" table:style-name="ce27" office:value="417" office:value-type="float">
            <text:p>417</text:p>
          </table:table-cell>
          <table:table-cell ns41:value-type="float" table:style-name="ce10" office:value="3" office:value-type="float">
            <text:p>3</text:p>
          </table:table-cell>
          <table:table-cell ns41:value-type="float" table:style-name="ce10" office:value="420" office:value-type="float">
            <text:p>420</text:p>
          </table:table-cell>
          <table:table-cell table:style-name="ce10"/>
          <table:table-cell ns41:value-type="float" table:style-name="ce10" office:value="417" office:value-type="float">
            <text:p>417</text:p>
          </table:table-cell>
          <table:table-cell ns41:value-type="float" table:style-name="ce10" office:value="516" office:value-type="float">
            <text:p>516</text:p>
          </table:table-cell>
          <table:table-cell ns41:value-type="float" table:style-name="ce32" office:value="1432" office:value-type="float">
            <text:p>1,432</text:p>
          </table:table-cell>
          <table:table-cell ns41:value-type="float" table:style-name="ce32" office:value="1257" office:value-type="float">
            <text:p>1,257</text:p>
          </table:table-cell>
          <table:table-cell ns41:value-type="float" table:style-name="ce32" office:value="2689" office:value-type="float">
            <text:p>2,689</text:p>
          </table:table-cell>
          <table:table-cell ns41:value-type="float" table:style-name="ce32" office:value="1424" office:value-type="float">
            <text:p>1,424</text:p>
          </table:table-cell>
          <table:table-cell ns41:value-type="float" table:style-name="ce32" office:value="1253" office:value-type="float">
            <text:p>1,2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ce32" office:value="1054" office:value-type="float">
            <text:p>1,054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ce32" office:value="1244" office:value-type="float">
            <text:p>1,244</text:p>
          </table:table-cell>
          <table:table-cell ns41:value-type="float" table:style-name="ce32" office:value="1088" office:value-type="float">
            <text:p>1,08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18"/>
          <table:table-cell ns41:value-type="float" table:style-name="ce29" office:value="286" office:value-type="float">
            <text:p>286</text:p>
          </table:table-cell>
          <table:table-cell ns41:value-type="float" table:style-name="ce10" office:value="8" office:value-type="float">
            <text:p>8</text:p>
          </table:table-cell>
          <table:table-cell ns41:value-type="float" table:style-name="ce10" office:value="294" office:value-type="float">
            <text:p>294</text:p>
          </table:table-cell>
          <table:table-cell ns41:value-type="float" table:style-name="ce10" office:value="3" office:value-type="float">
            <text:p>3</text:p>
          </table:table-cell>
          <table:table-cell ns41:value-type="float" table:style-name="ce10" office:value="289" office:value-type="float">
            <text:p>289</text:p>
          </table:table-cell>
          <table:table-cell ns41:value-type="float" table:style-name="ce10" office:value="315" office:value-type="float">
            <text:p>315</text:p>
          </table:table-cell>
          <table:table-cell ns41:value-type="float" table:style-name="ce10" office:value="805" office:value-type="float">
            <text:p>805</text:p>
          </table:table-cell>
          <table:table-cell ns41:value-type="float" table:style-name="ce10" office:value="789" office:value-type="float">
            <text:p>789</text:p>
          </table:table-cell>
          <table:table-cell ns41:value-type="float" table:style-name="ce32" office:value="1594" office:value-type="float">
            <text:p>1,594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ce64" office:value="10" office:value-type="float">
            <text:p>10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18"/>
          <table:table-cell ns41:value-type="float" table:style-name="ce27" office:value="334" office:value-type="float">
            <text:p>334</text:p>
          </table:table-cell>
          <table:table-cell ns41:value-type="float" table:style-name="ce10" office:value="7" office:value-type="float">
            <text:p>7</text:p>
          </table:table-cell>
          <table:table-cell ns41:value-type="float" table:style-name="ce10" office:value="341" office:value-type="float">
            <text:p>341</text:p>
          </table:table-cell>
          <table:table-cell table:style-name="ce10"/>
          <table:table-cell ns41:value-type="float" table:style-name="ce10" office:value="334" office:value-type="float">
            <text:p>334</text:p>
          </table:table-cell>
          <table:table-cell ns41:value-type="float" table:style-name="ce10" office:value="367" office:value-type="float">
            <text:p>367</text:p>
          </table:table-cell>
          <table:table-cell ns41:value-type="float" table:style-name="ce10" office:value="923" office:value-type="float">
            <text:p>923</text:p>
          </table:table-cell>
          <table:table-cell ns41:value-type="float" table:style-name="ce10" office:value="865" office:value-type="float">
            <text:p>865</text:p>
          </table:table-cell>
          <table:table-cell ns41:value-type="float" table:style-name="ce32" office:value="1788" office:value-type="float">
            <text:p>1,788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office:value="181" table:style-name="TL Data" table:number-columns-repeated="2" office:value-type="float">
            <text:p>18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31" office:value-type="float">
            <text:p>83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18"/>
          <table:table-cell ns41:value-type="float" table:style-name="ce27" office:value="424" office:value-type="float">
            <text:p>424</text:p>
          </table:table-cell>
          <table:table-cell ns41:value-type="float" table:style-name="ce10" office:value="12" office:value-type="float">
            <text:p>12</text:p>
          </table:table-cell>
          <table:table-cell ns41:value-type="float" table:style-name="ce10" office:value="436" office:value-type="float">
            <text:p>436</text:p>
          </table:table-cell>
          <table:table-cell table:style-name="ce10"/>
          <table:table-cell ns41:value-type="float" table:style-name="ce10" office:value="424" office:value-type="float">
            <text:p>424</text:p>
          </table:table-cell>
          <table:table-cell ns41:value-type="float" table:style-name="ce10" office:value="504" office:value-type="float">
            <text:p>504</text:p>
          </table:table-cell>
          <table:table-cell ns41:value-type="float" table:style-name="ce32" office:value="1273" office:value-type="float">
            <text:p>1,273</text:p>
          </table:table-cell>
          <table:table-cell ns41:value-type="float" table:style-name="ce32" office:value="1113" office:value-type="float">
            <text:p>1,113</text:p>
          </table:table-cell>
          <table:table-cell ns41:value-type="float" table:style-name="ce32" office:value="2386" office:value-type="float">
            <text:p>2,386</text:p>
          </table:table-cell>
          <table:table-cell ns41:value-type="float" table:style-name="ce32" office:value="1229" office:value-type="float">
            <text:p>1,229</text:p>
          </table:table-cell>
          <table:table-cell ns41:value-type="float" table:style-name="ce32" office:value="1091" office:value-type="float">
            <text:p>1,09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ce32" office:value="1252" office:value-type="float">
            <text:p>1,252</text:p>
          </table:table-cell>
          <table:table-cell ns41:value-type="float" table:style-name="ce32" office:value="1096" office:value-type="float">
            <text:p>1,096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18"/>
          <table:table-cell ns41:value-type="float" table:style-name="ce28" office:value="1137" office:value-type="float">
            <text:p>1,137</text:p>
          </table:table-cell>
          <table:table-cell ns41:value-type="float" table:style-name="ce10" office:value="41" office:value-type="float">
            <text:p>41</text:p>
          </table:table-cell>
          <table:table-cell ns41:value-type="float" table:style-name="ce32" office:value="1178" office:value-type="float">
            <text:p>1,178</text:p>
          </table:table-cell>
          <table:table-cell table:style-name="ce10"/>
          <table:table-cell ns41:value-type="float" table:style-name="ce32" office:value="1137" office:value-type="float">
            <text:p>1,137</text:p>
          </table:table-cell>
          <table:table-cell ns41:value-type="float" table:style-name="ce32" office:value="1611" office:value-type="float">
            <text:p>1,611</text:p>
          </table:table-cell>
          <table:table-cell ns41:value-type="float" table:style-name="ce32" office:value="3477" office:value-type="float">
            <text:p>3,477</text:p>
          </table:table-cell>
          <table:table-cell ns41:value-type="float" table:style-name="ce32" office:value="3776" office:value-type="float">
            <text:p>3,776</text:p>
          </table:table-cell>
          <table:table-cell ns41:value-type="float" table:style-name="ce32" office:value="7253" office:value-type="float">
            <text:p>7,253</text:p>
          </table:table-cell>
          <table:table-cell ns41:value-type="float" table:style-name="ce32" office:value="3423" office:value-type="float">
            <text:p>3,423</text:p>
          </table:table-cell>
          <table:table-cell ns41:value-type="float" table:style-name="ce32" office:value="3712" office:value-type="float">
            <text:p>3,71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32" office:value="2259" office:value-type="float">
            <text:p>2,259</text:p>
          </table:table-cell>
          <table:table-cell ns41:value-type="float" table:style-name="ce32" office:value="2237" office:value-type="float">
            <text:p>2,237</text:p>
          </table:table-cell>
          <table:table-cell ns41:value-type="float" table:style-name="ce32" office:value="1104" office:value-type="float">
            <text:p>1,104</text:p>
          </table:table-cell>
          <table:table-cell ns41:value-type="float" table:style-name="ce32" office:value="1243" office:value-type="float">
            <text:p>1,24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ce32" office:value="2873" office:value-type="float">
            <text:p>2,873</text:p>
          </table:table-cell>
          <table:table-cell ns41:value-type="float" table:style-name="ce32" office:value="3075" office:value-type="float">
            <text:p>3,07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ns41:value-type="float" table:style-name="ce32" office:value="2802" office:value-type="float">
            <text:p>2,802</text:p>
          </table:table-cell>
          <table:table-cell ns41:value-type="float" table:style-name="ce32" office:value="3016" office:value-type="float">
            <text:p>3,0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ce64" office:value="12" office:value-type="float">
            <text:p>12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18"/>
          <table:table-cell ns41:value-type="float" table:style-name="ce27" office:value="594" office:value-type="float">
            <text:p>594</text:p>
          </table:table-cell>
          <table:table-cell ns41:value-type="float" table:style-name="ce10" office:value="31" office:value-type="float">
            <text:p>31</text:p>
          </table:table-cell>
          <table:table-cell ns41:value-type="float" table:style-name="ce10" office:value="625" office:value-type="float">
            <text:p>625</text:p>
          </table:table-cell>
          <table:table-cell table:style-name="ce10"/>
          <table:table-cell ns41:value-type="float" table:style-name="ce10" office:value="594" office:value-type="float">
            <text:p>594</text:p>
          </table:table-cell>
          <table:table-cell ns41:value-type="float" table:style-name="ce10" office:value="683" office:value-type="float">
            <text:p>683</text:p>
          </table:table-cell>
          <table:table-cell ns41:value-type="float" table:style-name="ce32" office:value="3864" office:value-type="float">
            <text:p>3,864</text:p>
          </table:table-cell>
          <table:table-cell ns41:value-type="float" table:style-name="ce32" office:value="3406" office:value-type="float">
            <text:p>3,406</text:p>
          </table:table-cell>
          <table:table-cell ns41:value-type="float" table:style-name="ce32" office:value="7270" office:value-type="float">
            <text:p>7,270</text:p>
          </table:table-cell>
          <table:table-cell ns41:value-type="float" table:style-name="ce32" office:value="1366" office:value-type="float">
            <text:p>1,366</text:p>
          </table:table-cell>
          <table:table-cell ns41:value-type="float" table:style-name="ce32" office:value="1408" office:value-type="float">
            <text:p>1,408</text:p>
          </table:table-cell>
          <table:table-cell ns41:value-type="float" table:style-name="ce32" office:value="2494" office:value-type="float">
            <text:p>2,494</text:p>
          </table:table-cell>
          <table:table-cell ns41:value-type="float" table:style-name="ce32" office:value="1994" office:value-type="float">
            <text:p>1,99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2" office:value="2761" office:value-type="float">
            <text:p>2,761</text:p>
          </table:table-cell>
          <table:table-cell ns41:value-type="float" table:style-name="ce32" office:value="2461" office:value-type="float">
            <text:p>2,461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32" office:value="2853" office:value-type="float">
            <text:p>2,853</text:p>
          </table:table-cell>
          <table:table-cell ns41:value-type="float" table:style-name="ce32" office:value="2514" office:value-type="float">
            <text:p>2,5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2" office:value="2533" office:value-type="float">
            <text:p>2,533</text:p>
          </table:table-cell>
          <table:table-cell ns41:value-type="float" table:style-name="ce32" office:value="2283" office:value-type="float">
            <text:p>2,28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Nijeveen</text:p>
          </table:table-cell>
          <table:table-cell table:style-name="ce18"/>
          <table:table-cell ns41:value-type="float" table:style-name="ce27" office:value="236" office:value-type="float">
            <text:p>236</text:p>
          </table:table-cell>
          <table:table-cell ns41:value-type="float" table:style-name="ce10" office:value="8" office:value-type="float">
            <text:p>8</text:p>
          </table:table-cell>
          <table:table-cell ns41:value-type="float" table:style-name="ce10" office:value="244" office:value-type="float">
            <text:p>244</text:p>
          </table:table-cell>
          <table:table-cell table:style-name="ce10"/>
          <table:table-cell ns41:value-type="float" table:style-name="ce10" office:value="236" office:value-type="float">
            <text:p>236</text:p>
          </table:table-cell>
          <table:table-cell ns41:value-type="float" table:style-name="ce10" office:value="291" office:value-type="float">
            <text:p>291</text:p>
          </table:table-cell>
          <table:table-cell ns41:value-type="float" table:style-name="ce10" office:value="663" office:value-type="float">
            <text:p>663</text:p>
          </table:table-cell>
          <table:table-cell ns41:value-type="float" table:style-name="ce10" office:value="668" office:value-type="float">
            <text:p>668</text:p>
          </table:table-cell>
          <table:table-cell ns41:value-type="float" table:style-name="ce32" office:value="1331" office:value-type="float">
            <text:p>1,331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47" office:value-type="float">
            <text:p>547</text:p>
          </table:table-cell>
          <table:table-cell table:style-name="TL Data" table:number-columns-repeated="1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18"/>
          <table:table-cell ns41:value-type="float" table:style-name="ce27" office:value="291" office:value-type="float">
            <text:p>291</text:p>
          </table:table-cell>
          <table:table-cell ns41:value-type="float" table:style-name="ce10" office:value="8" office:value-type="float">
            <text:p>8</text:p>
          </table:table-cell>
          <table:table-cell ns41:value-type="float" table:style-name="ce10" office:value="299" office:value-type="float">
            <text:p>299</text:p>
          </table:table-cell>
          <table:table-cell table:style-name="ce10"/>
          <table:table-cell ns41:value-type="float" table:style-name="ce10" office:value="291" office:value-type="float">
            <text:p>291</text:p>
          </table:table-cell>
          <table:table-cell ns41:value-type="float" table:style-name="ce10" office:value="327" office:value-type="float">
            <text:p>327</text:p>
          </table:table-cell>
          <table:table-cell ns41:value-type="float" table:style-name="ce10" office:value="876" office:value-type="float">
            <text:p>876</text:p>
          </table:table-cell>
          <table:table-cell ns41:value-type="float" table:style-name="ce10" office:value="773" office:value-type="float">
            <text:p>773</text:p>
          </table:table-cell>
          <table:table-cell ns41:value-type="float" table:style-name="ce32" office:value="1649" office:value-type="float">
            <text:p>1,649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02" office:value-type="float">
            <text:p>60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11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18"/>
          <table:table-cell ns41:value-type="float" table:style-name="ce27" office:value="127" office:value-type="float">
            <text:p>127</text:p>
          </table:table-cell>
          <table:table-cell ns41:value-type="float" table:style-name="ce10" office:value="10" office:value-type="float">
            <text:p>10</text:p>
          </table:table-cell>
          <table:table-cell ns41:value-type="float" table:style-name="ce10" office:value="137" office:value-type="float">
            <text:p>137</text:p>
          </table:table-cell>
          <table:table-cell table:style-name="ce10"/>
          <table:table-cell ns41:value-type="float" table:style-name="ce10" office:value="127" office:value-type="float">
            <text:p>127</text:p>
          </table:table-cell>
          <table:table-cell ns41:value-type="float" table:style-name="ce10" office:value="170" office:value-type="float">
            <text:p>170</text:p>
          </table:table-cell>
          <table:table-cell ns41:value-type="float" table:style-name="ce10" office:value="479" office:value-type="float">
            <text:p>479</text:p>
          </table:table-cell>
          <table:table-cell ns41:value-type="float" table:style-name="ce10" office:value="406" office:value-type="float">
            <text:p>406</text:p>
          </table:table-cell>
          <table:table-cell ns41:value-type="float" table:style-name="ce10" office:value="885" office:value-type="float">
            <text:p>88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0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18"/>
          <table:table-cell ns41:value-type="float" table:style-name="ce27" office:value="213" office:value-type="float">
            <text:p>213</text:p>
          </table:table-cell>
          <table:table-cell ns41:value-type="float" table:style-name="ce10" office:value="6" office:value-type="float">
            <text:p>6</text:p>
          </table:table-cell>
          <table:table-cell ns41:value-type="float" table:style-name="ce10" office:value="219" office:value-type="float">
            <text:p>219</text:p>
          </table:table-cell>
          <table:table-cell ns41:value-type="float" table:style-name="ce10" office:value="1" office:value-type="float">
            <text:p>1</text:p>
          </table:table-cell>
          <table:table-cell ns41:value-type="float" table:style-name="ce10" office:value="214" office:value-type="float">
            <text:p>214</text:p>
          </table:table-cell>
          <table:table-cell ns41:value-type="float" table:style-name="ce10" office:value="272" office:value-type="float">
            <text:p>272</text:p>
          </table:table-cell>
          <table:table-cell ns41:value-type="float" table:style-name="ce10" office:value="650" office:value-type="float">
            <text:p>650</text:p>
          </table:table-cell>
          <table:table-cell ns41:value-type="float" table:style-name="ce10" office:value="619" office:value-type="float">
            <text:p>619</text:p>
          </table:table-cell>
          <table:table-cell ns41:value-type="float" table:style-name="ce32" office:value="1269" office:value-type="float">
            <text:p>1,26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18"/>
          <table:table-cell ns41:value-type="float" table:style-name="ce27" office:value="331" office:value-type="float">
            <text:p>331</text:p>
          </table:table-cell>
          <table:table-cell ns41:value-type="float" table:style-name="ce10" office:value="11" office:value-type="float">
            <text:p>11</text:p>
          </table:table-cell>
          <table:table-cell ns41:value-type="float" table:style-name="ce10" office:value="342" office:value-type="float">
            <text:p>342</text:p>
          </table:table-cell>
          <table:table-cell table:style-name="ce10"/>
          <table:table-cell ns41:value-type="float" table:style-name="ce10" office:value="331" office:value-type="float">
            <text:p>331</text:p>
          </table:table-cell>
          <table:table-cell ns41:value-type="float" table:style-name="ce10" office:value="382" office:value-type="float">
            <text:p>382</text:p>
          </table:table-cell>
          <table:table-cell ns41:value-type="float" table:style-name="ce10" office:value="969" office:value-type="float">
            <text:p>969</text:p>
          </table:table-cell>
          <table:table-cell ns41:value-type="float" table:style-name="ce10" office:value="919" office:value-type="float">
            <text:p>919</text:p>
          </table:table-cell>
          <table:table-cell ns41:value-type="float" table:style-name="ce32" office:value="1888" office:value-type="float">
            <text:p>1,888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873" office:value-type="float">
            <text:p>87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18"/>
          <table:table-cell ns41:value-type="float" table:style-name="ce27" office:value="235" office:value-type="float">
            <text:p>235</text:p>
          </table:table-cell>
          <table:table-cell ns41:value-type="float" table:style-name="ce10" office:value="6" office:value-type="float">
            <text:p>6</text:p>
          </table:table-cell>
          <table:table-cell ns41:value-type="float" table:style-name="ce10" office:value="241" office:value-type="float">
            <text:p>241</text:p>
          </table:table-cell>
          <table:table-cell table:style-name="ce10"/>
          <table:table-cell ns41:value-type="float" table:style-name="ce10" office:value="235" office:value-type="float">
            <text:p>235</text:p>
          </table:table-cell>
          <table:table-cell ns41:value-type="float" table:style-name="ce10" office:value="290" office:value-type="float">
            <text:p>290</text:p>
          </table:table-cell>
          <table:table-cell ns41:value-type="float" table:style-name="ce10" office:value="780" office:value-type="float">
            <text:p>780</text:p>
          </table:table-cell>
          <table:table-cell ns41:value-type="float" table:style-name="ce10" office:value="736" office:value-type="float">
            <text:p>736</text:p>
          </table:table-cell>
          <table:table-cell ns41:value-type="float" table:style-name="ce32" office:value="1516" office:value-type="float">
            <text:p>1,516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08" office:value-type="float">
            <text:p>7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18"/>
          <table:table-cell ns41:value-type="float" table:style-name="ce27" office:value="369" office:value-type="float">
            <text:p>369</text:p>
          </table:table-cell>
          <table:table-cell ns41:value-type="float" table:style-name="ce10" office:value="10" office:value-type="float">
            <text:p>10</text:p>
          </table:table-cell>
          <table:table-cell ns41:value-type="float" table:style-name="ce10" office:value="379" office:value-type="float">
            <text:p>379</text:p>
          </table:table-cell>
          <table:table-cell table:style-name="ce10"/>
          <table:table-cell ns41:value-type="float" table:style-name="ce10" office:value="369" office:value-type="float">
            <text:p>369</text:p>
          </table:table-cell>
          <table:table-cell ns41:value-type="float" table:style-name="ce10" office:value="440" office:value-type="float">
            <text:p>440</text:p>
          </table:table-cell>
          <table:table-cell ns41:value-type="float" table:style-name="ce32" office:value="1164" office:value-type="float">
            <text:p>1,164</text:p>
          </table:table-cell>
          <table:table-cell ns41:value-type="float" table:style-name="ce32" office:value="1056" office:value-type="float">
            <text:p>1,056</text:p>
          </table:table-cell>
          <table:table-cell ns41:value-type="float" table:style-name="ce10" office:value="2220" office:value-type="float">
            <text:p>2220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ce32" office:value="1025" office:value-type="float">
            <text:p>1,0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Ruinerwolde</text:p>
          </table:table-cell>
          <table:table-cell table:style-name="ce18"/>
          <table:table-cell ns41:value-type="float" table:style-name="ce27" office:value="356" office:value-type="float">
            <text:p>356</text:p>
          </table:table-cell>
          <table:table-cell ns41:value-type="float" table:style-name="ce10" office:value="14" office:value-type="float">
            <text:p>14</text:p>
          </table:table-cell>
          <table:table-cell ns41:value-type="float" table:style-name="ce10" office:value="370" office:value-type="float">
            <text:p>370</text:p>
          </table:table-cell>
          <table:table-cell table:style-name="ce10"/>
          <table:table-cell ns41:value-type="float" table:style-name="ce10" office:value="356" office:value-type="float">
            <text:p>356</text:p>
          </table:table-cell>
          <table:table-cell ns41:value-type="float" table:style-name="ce10" office:value="364" office:value-type="float">
            <text:p>364</text:p>
          </table:table-cell>
          <table:table-cell ns41:value-type="float" table:style-name="ce10" office:value="949" office:value-type="float">
            <text:p>949</text:p>
          </table:table-cell>
          <table:table-cell ns41:value-type="float" table:style-name="ce10" office:value="880" office:value-type="float">
            <text:p>880</text:p>
          </table:table-cell>
          <table:table-cell ns41:value-type="float" table:style-name="ce32" office:value="1829" office:value-type="float">
            <text:p>1,829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office:value="281" table:style-name="TL Data" table:number-columns-repeated="2" office:value-type="float">
            <text:p>2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20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18"/>
          <table:table-cell ns41:value-type="float" table:style-name="ce27" office:value="248" office:value-type="float">
            <text:p>248</text:p>
          </table:table-cell>
          <table:table-cell ns41:value-type="float" table:style-name="ce10" office:value="4" office:value-type="float">
            <text:p>4</text:p>
          </table:table-cell>
          <table:table-cell ns41:value-type="float" table:style-name="ce10" office:value="252" office:value-type="float">
            <text:p>252</text:p>
          </table:table-cell>
          <table:table-cell table:style-name="ce10"/>
          <table:table-cell ns41:value-type="float" table:style-name="ce10" office:value="248" office:value-type="float">
            <text:p>248</text:p>
          </table:table-cell>
          <table:table-cell ns41:value-type="float" table:style-name="ce10" office:value="261" office:value-type="float">
            <text:p>261</text:p>
          </table:table-cell>
          <table:table-cell ns41:value-type="float" table:style-name="ce10" office:value="691" office:value-type="float">
            <text:p>691</text:p>
          </table:table-cell>
          <table:table-cell ns41:value-type="float" table:style-name="ce10" office:value="587" office:value-type="float">
            <text:p>587</text:p>
          </table:table-cell>
          <table:table-cell ns41:value-type="float" table:style-name="ce32" office:value="1278" office:value-type="float">
            <text:p>1,27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18"/>
          <table:table-cell ns41:value-type="float" table:style-name="ce27" office:value="676" office:value-type="float">
            <text:p>676</text:p>
          </table:table-cell>
          <table:table-cell ns41:value-type="float" table:style-name="ce10" office:value="18" office:value-type="float">
            <text:p>18</text:p>
          </table:table-cell>
          <table:table-cell ns41:value-type="float" table:style-name="ce10" office:value="694" office:value-type="float">
            <text:p>694</text:p>
          </table:table-cell>
          <table:table-cell ns41:value-type="float" table:style-name="ce10" office:value="17" office:value-type="float">
            <text:p>17</text:p>
          </table:table-cell>
          <table:table-cell ns41:value-type="float" table:style-name="ce10" office:value="693" office:value-type="float">
            <text:p>693</text:p>
          </table:table-cell>
          <table:table-cell ns41:value-type="float" table:style-name="ce10" office:value="918" office:value-type="float">
            <text:p>918</text:p>
          </table:table-cell>
          <table:table-cell ns41:value-type="float" table:style-name="ce32" office:value="2219" office:value-type="float">
            <text:p>2,219</text:p>
          </table:table-cell>
          <table:table-cell ns41:value-type="float" table:style-name="ce32" office:value="2272" office:value-type="float">
            <text:p>2,272</text:p>
          </table:table-cell>
          <table:table-cell ns41:value-type="float" table:style-name="ce32" office:value="4491" office:value-type="float">
            <text:p>4,491</text:p>
          </table:table-cell>
          <table:table-cell ns41:value-type="float" table:style-name="ce32" office:value="2115" office:value-type="float">
            <text:p>2,115</text:p>
          </table:table-cell>
          <table:table-cell ns41:value-type="float" table:style-name="ce32" office:value="2198" office:value-type="float">
            <text:p>2,19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ce32" office:value="1424" office:value-type="float">
            <text:p>1,424</text:p>
          </table:table-cell>
          <table:table-cell ns41:value-type="float" table:style-name="ce32" office:value="1387" office:value-type="float">
            <text:p>1,387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32" office:value="1491" office:value-type="float">
            <text:p>1,491</text:p>
          </table:table-cell>
          <table:table-cell ns41:value-type="float" table:style-name="ce32" office:value="1441" office:value-type="float">
            <text:p>1,44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2" office:value="1764" office:value-type="float">
            <text:p>1,764</text:p>
          </table:table-cell>
          <table:table-cell ns41:value-type="float" table:style-name="ce32" office:value="1806" office:value-type="float">
            <text:p>1,8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18"/>
          <table:table-cell ns41:value-type="float" table:style-name="ce27" office:value="351" office:value-type="float">
            <text:p>351</text:p>
          </table:table-cell>
          <table:table-cell ns41:value-type="float" table:style-name="ce10" office:value="7" office:value-type="float">
            <text:p>7</text:p>
          </table:table-cell>
          <table:table-cell ns41:value-type="float" table:style-name="ce10" office:value="358" office:value-type="float">
            <text:p>358</text:p>
          </table:table-cell>
          <table:table-cell table:style-name="ce10"/>
          <table:table-cell ns41:value-type="float" table:style-name="ce10" office:value="351" office:value-type="float">
            <text:p>351</text:p>
          </table:table-cell>
          <table:table-cell ns41:value-type="float" table:style-name="ce10" office:value="387" office:value-type="float">
            <text:p>387</text:p>
          </table:table-cell>
          <table:table-cell ns41:value-type="float" table:style-name="ce32" office:value="1067" office:value-type="float">
            <text:p>1,067</text:p>
          </table:table-cell>
          <table:table-cell ns41:value-type="float" table:style-name="ce10" office:value="1020" office:value-type="float">
            <text:p>1020</text:p>
          </table:table-cell>
          <table:table-cell ns41:value-type="float" table:style-name="ce32" office:value="2087" office:value-type="float">
            <text:p>2,087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18"/>
          <table:table-cell ns41:value-type="float" table:style-name="ce27" office:value="335" office:value-type="float">
            <text:p>335</text:p>
          </table:table-cell>
          <table:table-cell ns41:value-type="float" table:style-name="ce10" office:value="12" office:value-type="float">
            <text:p>12</text:p>
          </table:table-cell>
          <table:table-cell ns41:value-type="float" table:style-name="ce10" office:value="347" office:value-type="float">
            <text:p>347</text:p>
          </table:table-cell>
          <table:table-cell table:style-name="ce10"/>
          <table:table-cell ns41:value-type="float" table:style-name="ce10" office:value="335" office:value-type="float">
            <text:p>335</text:p>
          </table:table-cell>
          <table:table-cell ns41:value-type="float" table:style-name="ce10" office:value="350" office:value-type="float">
            <text:p>350</text:p>
          </table:table-cell>
          <table:table-cell ns41:value-type="float" table:style-name="ce10" office:value="956" office:value-type="float">
            <text:p>956</text:p>
          </table:table-cell>
          <table:table-cell ns41:value-type="float" table:style-name="ce10" office:value="864" office:value-type="float">
            <text:p>864</text:p>
          </table:table-cell>
          <table:table-cell ns41:value-type="float" table:style-name="ce32" office:value="1820" office:value-type="float">
            <text:p>1,82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38" office:value-type="float">
            <text:p>838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18"/>
          <table:table-cell ns41:value-type="float" table:style-name="ce27" office:value="217" office:value-type="float">
            <text:p>217</text:p>
          </table:table-cell>
          <table:table-cell ns41:value-type="float" table:style-name="ce10" office:value="5" office:value-type="float">
            <text:p>5</text:p>
          </table:table-cell>
          <table:table-cell ns41:value-type="float" table:style-name="ce10" office:value="222" office:value-type="float">
            <text:p>222</text:p>
          </table:table-cell>
          <table:table-cell table:style-name="ce10"/>
          <table:table-cell ns41:value-type="float" table:style-name="ce10" office:value="217" office:value-type="float">
            <text:p>217</text:p>
          </table:table-cell>
          <table:table-cell ns41:value-type="float" table:style-name="ce10" office:value="259" office:value-type="float">
            <text:p>259</text:p>
          </table:table-cell>
          <table:table-cell ns41:value-type="float" table:style-name="ce10" office:value="754" office:value-type="float">
            <text:p>754</text:p>
          </table:table-cell>
          <table:table-cell ns41:value-type="float" table:style-name="ce10" office:value="663" office:value-type="float">
            <text:p>663</text:p>
          </table:table-cell>
          <table:table-cell ns41:value-type="float" table:style-name="ce32" office:value="1417" office:value-type="float">
            <text:p>1,41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office:value="223" table:style-name="TL Data" table:number-columns-repeated="2" office:value-type="float">
            <text:p>2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71" office:value-type="float">
            <text:p>57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18"/>
          <table:table-cell ns41:value-type="float" table:style-name="ce27" office:value="307" office:value-type="float">
            <text:p>307</text:p>
          </table:table-cell>
          <table:table-cell ns41:value-type="float" table:style-name="ce10" office:value="6" office:value-type="float">
            <text:p>6</text:p>
          </table:table-cell>
          <table:table-cell ns41:value-type="float" table:style-name="ce10" office:value="313" office:value-type="float">
            <text:p>313</text:p>
          </table:table-cell>
          <table:table-cell table:style-name="ce10"/>
          <table:table-cell ns41:value-type="float" table:style-name="ce10" office:value="307" office:value-type="float">
            <text:p>307</text:p>
          </table:table-cell>
          <table:table-cell ns41:value-type="float" table:style-name="ce10" office:value="425" office:value-type="float">
            <text:p>425</text:p>
          </table:table-cell>
          <table:table-cell ns41:value-type="float" table:style-name="ce10" office:value="1030" office:value-type="float">
            <text:p>1030</text:p>
          </table:table-cell>
          <table:table-cell ns41:value-type="float" table:style-name="ce10" office:value="988" office:value-type="float">
            <text:p>988</text:p>
          </table:table-cell>
          <table:table-cell ns41:value-type="float" table:style-name="ce32" office:value="2018" office:value-type="float">
            <text:p>2,018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ce64" office:value="7" office:value-type="float">
            <text:p>7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18"/>
          <table:table-cell ns41:value-type="float" table:style-name="ce27" office:value="267" office:value-type="float">
            <text:p>267</text:p>
          </table:table-cell>
          <table:table-cell ns41:value-type="float" table:style-name="ce10" office:value="5" office:value-type="float">
            <text:p>5</text:p>
          </table:table-cell>
          <table:table-cell ns41:value-type="float" table:style-name="ce10" office:value="272" office:value-type="float">
            <text:p>272</text:p>
          </table:table-cell>
          <table:table-cell ns41:value-type="float" table:style-name="ce10" office:value="1" office:value-type="float">
            <text:p>1</text:p>
          </table:table-cell>
          <table:table-cell ns41:value-type="float" table:style-name="ce10" office:value="268" office:value-type="float">
            <text:p>268</text:p>
          </table:table-cell>
          <table:table-cell ns41:value-type="float" table:style-name="ce10" office:value="306" office:value-type="float">
            <text:p>306</text:p>
          </table:table-cell>
          <table:table-cell ns41:value-type="float" table:style-name="ce10" office:value="723" office:value-type="float">
            <text:p>723</text:p>
          </table:table-cell>
          <table:table-cell ns41:value-type="float" table:style-name="ce10" office:value="697" office:value-type="float">
            <text:p>697</text:p>
          </table:table-cell>
          <table:table-cell ns41:value-type="float" table:style-name="ce10" office:value="1420" office:value-type="float">
            <text:p>142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18"/>
          <table:table-cell ns41:value-type="float" table:style-name="ce27" office:value="349" office:value-type="float">
            <text:p>349</text:p>
          </table:table-cell>
          <table:table-cell ns41:value-type="float" table:style-name="ce10" office:value="4" office:value-type="float">
            <text:p>4</text:p>
          </table:table-cell>
          <table:table-cell ns41:value-type="float" table:style-name="ce10" office:value="353" office:value-type="float">
            <text:p>353</text:p>
          </table:table-cell>
          <table:table-cell table:style-name="ce10"/>
          <table:table-cell ns41:value-type="float" table:style-name="ce10" office:value="349" office:value-type="float">
            <text:p>349</text:p>
          </table:table-cell>
          <table:table-cell ns41:value-type="float" table:style-name="ce10" office:value="409" office:value-type="float">
            <text:p>409</text:p>
          </table:table-cell>
          <table:table-cell ns41:value-type="float" table:style-name="ce32" office:value="1142" office:value-type="float">
            <text:p>1,142</text:p>
          </table:table-cell>
          <table:table-cell ns41:value-type="float" table:style-name="ce32" office:value="1006" office:value-type="float">
            <text:p>1,006</text:p>
          </table:table-cell>
          <table:table-cell ns41:value-type="float" table:style-name="ce32" office:value="2148" office:value-type="float">
            <text:p>2,148</text:p>
          </table:table-cell>
          <table:table-cell ns41:value-type="float" table:style-name="ce32" office:value="1098" office:value-type="float">
            <text:p>1,09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2" office:value="1077" office:value-type="float">
            <text:p>1,077</text:p>
          </table:table-cell>
          <table:table-cell ns41:value-type="float" table:style-name="TL Data" office:value="941" office:value-type="float">
            <text:p>94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18"/>
          <table:table-cell ns41:value-type="float" table:style-name="ce27" office:value="133" office:value-type="float">
            <text:p>133</text:p>
          </table:table-cell>
          <table:table-cell ns41:value-type="float" table:style-name="ce10" office:value="3" office:value-type="float">
            <text:p>3</text:p>
          </table:table-cell>
          <table:table-cell ns41:value-type="float" table:style-name="ce10" office:value="136" office:value-type="float">
            <text:p>136</text:p>
          </table:table-cell>
          <table:table-cell table:style-name="ce10"/>
          <table:table-cell ns41:value-type="float" table:style-name="ce10" office:value="133" office:value-type="float">
            <text:p>133</text:p>
          </table:table-cell>
          <table:table-cell ns41:value-type="float" table:style-name="ce10" office:value="175" office:value-type="float">
            <text:p>175</text:p>
          </table:table-cell>
          <table:table-cell ns41:value-type="float" table:style-name="ce10" office:value="511" office:value-type="float">
            <text:p>511</text:p>
          </table:table-cell>
          <table:table-cell ns41:value-type="float" table:style-name="ce10" office:value="443" office:value-type="float">
            <text:p>443</text:p>
          </table:table-cell>
          <table:table-cell ns41:value-type="float" table:style-name="ce10" office:value="954" office:value-type="float">
            <text:p>954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 table:number-columns-repeated="20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8"/>
          <table:table-cell ns41:value-type="float" table:style-name="ce28" office:value="10772" office:value-type="float">
            <text:p>10,772</text:p>
          </table:table-cell>
          <table:table-cell ns41:value-type="float" table:style-name="ce10" office:value="313" office:value-type="float">
            <text:p>313</text:p>
          </table:table-cell>
          <table:table-cell ns41:value-type="float" table:style-name="ce32" office:value="11085" office:value-type="float">
            <text:p>11,085</text:p>
          </table:table-cell>
          <table:table-cell ns41:value-type="float" table:style-name="ce10" office:value="28" office:value-type="float">
            <text:p>28</text:p>
          </table:table-cell>
          <table:table-cell ns41:value-type="float" table:style-name="ce10" office:value="10800" office:value-type="float">
            <text:p>10800</text:p>
          </table:table-cell>
          <table:table-cell ns41:value-type="float" table:style-name="ce32" office:value="13139" office:value-type="float">
            <text:p>13,139</text:p>
          </table:table-cell>
          <table:table-cell ns41:value-type="float" table:style-name="ce32" office:value="35764" office:value-type="float">
            <text:p>35,764</text:p>
          </table:table-cell>
          <table:table-cell ns41:value-type="float" table:style-name="ce32" office:value="33634" office:value-type="float">
            <text:p>33,634</text:p>
          </table:table-cell>
          <table:table-cell ns41:value-type="float" table:style-name="ce32" office:value="69398" office:value-type="float">
            <text:p>69,398</text:p>
          </table:table-cell>
          <table:table-cell ns41:value-type="float" table:style-name="ce32" office:value="32159" office:value-type="float">
            <text:p>32,159</text:p>
          </table:table-cell>
          <table:table-cell ns41:value-type="float" table:style-name="ce32" office:value="30866" office:value-type="float">
            <text:p>30,866</text:p>
          </table:table-cell>
          <table:table-cell ns41:value-type="float" table:style-name="ce32" office:value="3499" office:value-type="float">
            <text:p>3,499</text:p>
          </table:table-cell>
          <table:table-cell ns41:value-type="float" table:style-name="ce32" office:value="2717" office:value-type="float">
            <text:p>2,7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32" office:value="23667" office:value-type="float">
            <text:p>23,667</text:p>
          </table:table-cell>
          <table:table-cell ns41:value-type="float" table:style-name="TL Data" office:value="20910" office:value-type="float">
            <text:p>20910</text:p>
          </table:table-cell>
          <table:table-cell ns41:value-type="float" table:style-name="ce32" office:value="10351" office:value-type="float">
            <text:p>10,351</text:p>
          </table:table-cell>
          <table:table-cell ns41:value-type="float" table:style-name="ce32" office:value="10349" office:value-type="float">
            <text:p>10,349</text:p>
          </table:table-cell>
          <table:table-cell ns41:value-type="float" table:style-name="ce32" office:value="1746" office:value-type="float">
            <text:p>1,746</text:p>
          </table:table-cell>
          <table:table-cell ns41:value-type="float" table:style-name="ce32" office:value="2375" office:value-type="float">
            <text:p>2,375</text:p>
          </table:table-cell>
          <table:table-cell ns41:value-type="float" table:style-name="ce32" office:value="22178" office:value-type="float">
            <text:p>22,178</text:p>
          </table:table-cell>
          <table:table-cell ns41:value-type="float" table:style-name="ce32" office:value="20618" office:value-type="float">
            <text:p>20,618</text:p>
          </table:table-cell>
          <table:table-cell ns41:value-type="float" table:style-name="ce32" office:value="5924" office:value-type="float">
            <text:p>5,924</text:p>
          </table:table-cell>
          <table:table-cell ns41:value-type="float" table:style-name="ce32" office:value="6139" office:value-type="float">
            <text:p>6,139</text:p>
          </table:table-cell>
          <table:table-cell ns41:value-type="float" table:style-name="ce32" office:value="6691" office:value-type="float">
            <text:p>6,691</text:p>
          </table:table-cell>
          <table:table-cell ns41:value-type="float" table:style-name="ce32" office:value="6314" office:value-type="float">
            <text:p>6,3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2" office:value="30531" office:value-type="float">
            <text:p>30,531</text:p>
          </table:table-cell>
          <table:table-cell ns41:value-type="float" table:style-name="ce32" office:value="28798" office:value-type="float">
            <text:p>28,7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ce32" office:value="2109" office:value-type="float">
            <text:p>2,109</text:p>
          </table:table-cell>
          <table:table-cell ns41:value-type="float" table:style-name="ce32" office:value="2116" office:value-type="float">
            <text:p>2,116</text:p>
          </table:table-cell>
          <table:table-cell ns41:value-type="float" table:style-name="ce32" office:value="2139" office:value-type="float">
            <text:p>2,139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64" office:value="30" office:value-type="float">
            <text:p>30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STEDEN</text:p>
          </table:table-cell>
          <table:table-cell table:style-name="ce18"/>
          <table:table-cell ns41:value-type="float" table:style-name="ce28" office:value="2255" office:value-type="float">
            <text:p>2,255</text:p>
          </table:table-cell>
          <table:table-cell ns41:value-type="float" table:style-name="ce10" office:value="165" office:value-type="float">
            <text:p>165</text:p>
          </table:table-cell>
          <table:table-cell ns41:value-type="float" table:style-name="ce10" office:value="2420" office:value-type="float">
            <text:p>2420</text:p>
          </table:table-cell>
          <table:table-cell ns41:value-type="float" table:style-name="ce10" office:value="23" office:value-type="float">
            <text:p>23</text:p>
          </table:table-cell>
          <table:table-cell ns41:value-type="float" table:style-name="ce32" office:value="2278" office:value-type="float">
            <text:p>2,278</text:p>
          </table:table-cell>
          <table:table-cell ns41:value-type="float" table:style-name="ce32" office:value="2844" office:value-type="float">
            <text:p>2,844</text:p>
          </table:table-cell>
          <table:table-cell ns41:value-type="float" table:style-name="ce32" office:value="6492" office:value-type="float">
            <text:p>6,492</text:p>
          </table:table-cell>
          <table:table-cell ns41:value-type="float" table:style-name="ce32" office:value="6848" office:value-type="float">
            <text:p>6,848</text:p>
          </table:table-cell>
          <table:table-cell ns41:value-type="float" table:style-name="ce10" office:value="13340" office:value-type="float">
            <text:p>13340</text:p>
          </table:table-cell>
          <table:table-cell ns41:value-type="float" table:style-name="ce32" office:value="6122" office:value-type="float">
            <text:p>6,122</text:p>
          </table:table-cell>
          <table:table-cell ns41:value-type="float" table:style-name="ce32" office:value="6708" office:value-type="float">
            <text:p>6,70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ce32" office:value="4144" office:value-type="float">
            <text:p>4,144</text:p>
          </table:table-cell>
          <table:table-cell ns41:value-type="float" table:style-name="ce32" office:value="4267" office:value-type="float">
            <text:p>4,267</text:p>
          </table:table-cell>
          <table:table-cell ns41:value-type="float" table:style-name="ce32" office:value="2069" office:value-type="float">
            <text:p>2,069</text:p>
          </table:table-cell>
          <table:table-cell ns41:value-type="float" table:style-name="ce32" office:value="2066" office:value-type="float">
            <text:p>2,06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ce32" office:value="4114" office:value-type="float">
            <text:p>4,114</text:p>
          </table:table-cell>
          <table:table-cell ns41:value-type="float" table:style-name="ce32" office:value="4248" office:value-type="float">
            <text:p>4,24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ce32" office:value="1064" office:value-type="float">
            <text:p>1,064</text:p>
          </table:table-cell>
          <table:table-cell ns41:value-type="float" table:style-name="ce32" office:value="1264" office:value-type="float">
            <text:p>1,264</text:p>
          </table:table-cell>
          <table:table-cell ns41:value-type="float" table:style-name="ce32" office:value="1335" office:value-type="float">
            <text:p>1,3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2" office:value="5305" office:value-type="float">
            <text:p>5,305</text:p>
          </table:table-cell>
          <table:table-cell ns41:value-type="float" table:style-name="ce32" office:value="5765" office:value-type="float">
            <text:p>5,7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ce64"/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table:style-name="ce18"/>
          <table:table-cell ns41:value-type="float" table:style-name="ce28" office:value="10772" office:value-type="float">
            <text:p>10,772</text:p>
          </table:table-cell>
          <table:table-cell ns41:value-type="float" table:style-name="ce10" office:value="313" office:value-type="float">
            <text:p>313</text:p>
          </table:table-cell>
          <table:table-cell ns41:value-type="float" table:style-name="ce32" office:value="11085" office:value-type="float">
            <text:p>11,085</text:p>
          </table:table-cell>
          <table:table-cell ns41:value-type="float" table:style-name="ce10" office:value="28" office:value-type="float">
            <text:p>28</text:p>
          </table:table-cell>
          <table:table-cell ns41:value-type="float" table:style-name="ce10" office:value="10800" office:value-type="float">
            <text:p>10800</text:p>
          </table:table-cell>
          <table:table-cell ns41:value-type="float" table:style-name="ce32" office:value="13139" office:value-type="float">
            <text:p>13,139</text:p>
          </table:table-cell>
          <table:table-cell ns41:value-type="float" table:style-name="ce32" office:value="35764" office:value-type="float">
            <text:p>35,764</text:p>
          </table:table-cell>
          <table:table-cell ns41:value-type="float" table:style-name="ce32" office:value="33634" office:value-type="float">
            <text:p>33,634</text:p>
          </table:table-cell>
          <table:table-cell ns41:value-type="float" table:style-name="ce32" office:value="69398" office:value-type="float">
            <text:p>69,398</text:p>
          </table:table-cell>
          <table:table-cell ns41:value-type="float" table:style-name="ce32" office:value="32159" office:value-type="float">
            <text:p>32,159</text:p>
          </table:table-cell>
          <table:table-cell ns41:value-type="float" table:style-name="ce32" office:value="30866" office:value-type="float">
            <text:p>30,866</text:p>
          </table:table-cell>
          <table:table-cell ns41:value-type="float" table:style-name="ce32" office:value="3499" office:value-type="float">
            <text:p>3,499</text:p>
          </table:table-cell>
          <table:table-cell ns41:value-type="float" table:style-name="ce32" office:value="2717" office:value-type="float">
            <text:p>2,7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32" office:value="23667" office:value-type="float">
            <text:p>23,667</text:p>
          </table:table-cell>
          <table:table-cell ns41:value-type="float" table:style-name="TL Data" office:value="20910" office:value-type="float">
            <text:p>20910</text:p>
          </table:table-cell>
          <table:table-cell ns41:value-type="float" table:style-name="ce32" office:value="10351" office:value-type="float">
            <text:p>10,351</text:p>
          </table:table-cell>
          <table:table-cell ns41:value-type="float" table:style-name="ce32" office:value="10349" office:value-type="float">
            <text:p>10,349</text:p>
          </table:table-cell>
          <table:table-cell ns41:value-type="float" table:style-name="ce32" office:value="1746" office:value-type="float">
            <text:p>1,746</text:p>
          </table:table-cell>
          <table:table-cell ns41:value-type="float" table:style-name="ce32" office:value="2375" office:value-type="float">
            <text:p>2,375</text:p>
          </table:table-cell>
          <table:table-cell ns41:value-type="float" table:style-name="ce32" office:value="22178" office:value-type="float">
            <text:p>22,178</text:p>
          </table:table-cell>
          <table:table-cell ns41:value-type="float" table:style-name="ce32" office:value="20618" office:value-type="float">
            <text:p>20,618</text:p>
          </table:table-cell>
          <table:table-cell ns41:value-type="float" table:style-name="ce32" office:value="5924" office:value-type="float">
            <text:p>5,924</text:p>
          </table:table-cell>
          <table:table-cell ns41:value-type="float" table:style-name="ce32" office:value="6139" office:value-type="float">
            <text:p>6,139</text:p>
          </table:table-cell>
          <table:table-cell ns41:value-type="float" table:style-name="ce32" office:value="6691" office:value-type="float">
            <text:p>6,691</text:p>
          </table:table-cell>
          <table:table-cell ns41:value-type="float" table:style-name="ce32" office:value="6314" office:value-type="float">
            <text:p>6,3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2" office:value="30531" office:value-type="float">
            <text:p>30,531</text:p>
          </table:table-cell>
          <table:table-cell ns41:value-type="float" table:style-name="ce32" office:value="28798" office:value-type="float">
            <text:p>28,7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ce32" office:value="2109" office:value-type="float">
            <text:p>2,109</text:p>
          </table:table-cell>
          <table:table-cell ns41:value-type="float" table:style-name="ce32" office:value="2116" office:value-type="float">
            <text:p>2,116</text:p>
          </table:table-cell>
          <table:table-cell ns41:value-type="float" table:style-name="ce32" office:value="2139" office:value-type="float">
            <text:p>2,139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64" office:value="30" office:value-type="float">
            <text:p>30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1">
          <table:table-cell ns41:value-type="string" table:style-name="ce9" office:value-type="string">
            <text:p>TOTAAL DER STEDEN EN GEMEENTEN TEN PLATTEN LANDE</text:p>
          </table:table-cell>
          <table:table-cell table:style-name="ce18"/>
          <table:table-cell ns41:value-type="float" table:style-name="ce30" office:value="13027" office:value-type="float">
            <text:p>13,027</text:p>
          </table:table-cell>
          <table:table-cell ns41:value-type="float" table:style-name="ce20" office:value="478" office:value-type="float">
            <text:p>478</text:p>
          </table:table-cell>
          <table:table-cell ns41:value-type="float" table:style-name="ce40" office:value="13505" office:value-type="float">
            <text:p>13,505</text:p>
          </table:table-cell>
          <table:table-cell ns41:value-type="float" table:style-name="ce20" office:value="51" office:value-type="float">
            <text:p>51</text:p>
          </table:table-cell>
          <table:table-cell ns41:value-type="float" table:style-name="ce40" office:value="13078" office:value-type="float">
            <text:p>13,078</text:p>
          </table:table-cell>
          <table:table-cell ns41:value-type="float" table:style-name="ce40" office:value="15983" office:value-type="float">
            <text:p>15,983</text:p>
          </table:table-cell>
          <table:table-cell ns41:value-type="float" table:style-name="ce40" office:value="42256" office:value-type="float">
            <text:p>42,256</text:p>
          </table:table-cell>
          <table:table-cell ns41:value-type="float" table:style-name="ce40" office:value="40482" office:value-type="float">
            <text:p>40,482</text:p>
          </table:table-cell>
          <table:table-cell ns41:value-type="float" table:style-name="ce40" office:value="82738" office:value-type="float">
            <text:p>82,738</text:p>
          </table:table-cell>
          <table:table-cell ns41:value-type="float" table:style-name="ce40" office:value="38281" office:value-type="float">
            <text:p>38,281</text:p>
          </table:table-cell>
          <table:table-cell ns41:value-type="float" table:style-name="ce40" office:value="37574" office:value-type="float">
            <text:p>37,574</text:p>
          </table:table-cell>
          <table:table-cell ns41:value-type="float" table:style-name="ce40" office:value="3813" office:value-type="float">
            <text:p>3,813</text:p>
          </table:table-cell>
          <table:table-cell ns41:value-type="float" table:style-name="ce40" office:value="2827" office:value-type="float">
            <text:p>2,827</text:p>
          </table:table-cell>
          <table:table-cell ns41:value-type="float" table:style-name="ce20" office:value="162" office:value-type="float">
            <text:p>162</text:p>
          </table:table-cell>
          <table:table-cell ns41:value-type="float" table:style-name="ce20" office:value="81" office:value-type="float">
            <text:p>81</text:p>
          </table:table-cell>
          <table:table-cell ns41:value-type="float" table:style-name="ce20" office:value="905" office:value-type="float">
            <text:p>905</text:p>
          </table:table-cell>
          <table:table-cell ns41:value-type="float" table:style-name="ce20" office:value="381" office:value-type="float">
            <text:p>381</text:p>
          </table:table-cell>
          <table:table-cell ns41:value-type="float" table:style-name="ce40" office:value="27811" office:value-type="float">
            <text:p>27,811</text:p>
          </table:table-cell>
          <table:table-cell ns41:value-type="float" table:style-name="ce40" office:value="25177" office:value-type="float">
            <text:p>25,177</text:p>
          </table:table-cell>
          <table:table-cell ns41:value-type="float" table:style-name="ce20" office:value="12420" office:value-type="float">
            <text:p>12420</text:p>
          </table:table-cell>
          <table:table-cell ns41:value-type="float" table:style-name="ce40" office:value="12415" office:value-type="float">
            <text:p>12,415</text:p>
          </table:table-cell>
          <table:table-cell ns41:value-type="float" table:style-name="ce40" office:value="2025" office:value-type="float">
            <text:p>2,025</text:p>
          </table:table-cell>
          <table:table-cell ns41:value-type="float" table:style-name="ce20" office:value="2890" office:value-type="float">
            <text:p>2890</text:p>
          </table:table-cell>
          <table:table-cell ns41:value-type="float" table:style-name="ce40" office:value="26292" office:value-type="float">
            <text:p>26,292</text:p>
          </table:table-cell>
          <table:table-cell ns41:value-type="float" table:style-name="ce40" office:value="24866" office:value-type="float">
            <text:p>24,866</text:p>
          </table:table-cell>
          <table:table-cell ns41:value-type="float" table:style-name="ce40" office:value="6797" office:value-type="float">
            <text:p>6,797</text:p>
          </table:table-cell>
          <table:table-cell ns41:value-type="float" table:style-name="ce40" office:value="7203" office:value-type="float">
            <text:p>7,203</text:p>
          </table:table-cell>
          <table:table-cell ns41:value-type="float" table:style-name="ce40" office:value="7955" office:value-type="float">
            <text:p>7,955</text:p>
          </table:table-cell>
          <table:table-cell ns41:value-type="float" table:style-name="ce40" office:value="7649" office:value-type="float">
            <text:p>7,649</text:p>
          </table:table-cell>
          <table:table-cell ns41:value-type="float" table:style-name="ce20" office:value="15" office:value-type="float">
            <text:p>15</text:p>
          </table:table-cell>
          <table:table-cell ns41:value-type="float" table:style-name="ce20" office:value="16" office:value-type="float">
            <text:p>16</text:p>
          </table:table-cell>
          <table:table-cell ns41:value-type="float" table:style-name="ce40" office:value="1064" office:value-type="float">
            <text:p>1,064</text:p>
          </table:table-cell>
          <table:table-cell ns41:value-type="float" table:style-name="ce20" office:value="658" office:value-type="float">
            <text:p>658</text:p>
          </table:table-cell>
          <table:table-cell ns41:value-type="float" table:style-name="ce20" office:value="45" office:value-type="float">
            <text:p>45</text:p>
          </table:table-cell>
          <table:table-cell ns41:value-type="float" table:style-name="ce20" office:value="60" office:value-type="float">
            <text:p>60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83" office:value-type="float">
            <text:p>83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40" office:value="35836" office:value-type="float">
            <text:p>35,836</text:p>
          </table:table-cell>
          <table:table-cell ns41:value-type="float" table:style-name="ce40" office:value="34563" office:value-type="float">
            <text:p>34,563</text:p>
          </table:table-cell>
          <table:table-cell ns41:value-type="float" office:value="8" table:style-name="ce20" table:number-columns-repeated="2" office:value-type="float">
            <text:p>8</text:p>
          </table:table-cell>
          <table:table-cell table:style-name="ce20" table:number-columns-repeated="6"/>
          <table:table-cell ns41:value-type="float" table:style-name="ce20" office:value="289" office:value-type="float">
            <text:p>289</text:p>
          </table:table-cell>
          <table:table-cell ns41:value-type="float" table:style-name="ce20" office:value="159" office:value-type="float">
            <text:p>159</text:p>
          </table:table-cell>
          <table:table-cell ns41:value-type="float" table:style-name="ce20" office:value="31" office:value-type="float">
            <text:p>31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122" office:value-type="float">
            <text:p>122</text:p>
          </table:table-cell>
          <table:table-cell ns41:value-type="float" table:style-name="ce20" office:value="97" office:value-type="float">
            <text:p>97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20" office:value="11" office:value-type="float">
            <text:p>11</text:p>
          </table:table-cell>
          <table:table-cell table:style-name="ce20" table:number-columns-repeated="4"/>
          <table:table-cell ns41:value-type="float" table:style-name="ce40" office:value="2339" office:value-type="float">
            <text:p>2,339</text:p>
          </table:table-cell>
          <table:table-cell ns41:value-type="float" table:style-name="ce40" office:value="2329" office:value-type="float">
            <text:p>2,329</text:p>
          </table:table-cell>
          <table:table-cell ns41:value-type="float" table:style-name="ce40" office:value="2558" office:value-type="float">
            <text:p>2,558</text:p>
          </table:table-cell>
          <table:table-cell ns41:value-type="float" table:style-name="ce40" office:value="2327" office:value-type="float">
            <text:p>2,327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20" office:value="3" office:value-type="float">
            <text:p>3</text:p>
          </table:table-cell>
          <table:table-cell table:style-name="ce20" table:number-columns-repeated="4"/>
          <table:table-cell ns41:value-type="float" table:style-name="ce40" office:value="1008" office:value-type="float">
            <text:p>1,008</text:p>
          </table:table-cell>
          <table:table-cell ns41:value-type="float" table:style-name="ce20" office:value="940" office:value-type="float">
            <text:p>940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42" office:value-type="float">
            <text:p>42</text:p>
          </table:table-cell>
          <table:table-cell ns41:value-type="float" table:style-name="ce65" office:value="30" office:value-type="float">
            <text:p>30</text:p>
          </table:table-cell>
          <table:table-cell table:style-name="Default"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1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ns41:value-type="string" table:style-name="ce92" office:value-type="string">
            <text:p>1. Hieronder drie hutten.</text:p>
          </table:table-cell>
          <table:table-cell table:style-name="ce93" table:number-columns-repeated="78"/>
          <table:table-cell table:style-name="ce73" table:number-columns-repeated="2"/>
          <table:table-cell table:style-name="ce78"/>
          <table:table-cell table:number-columns-repeated="942"/>
        </table:table-row>
        <table:table-row table:style-name="ro1">
          <table:table-cell table:style-name="ce12"/>
          <table:table-cell table:style-name="ce94" table:number-columns-repeated="78"/>
          <table:table-cell table:style-name="ce74" table:number-columns-repeated="2"/>
          <table:table-cell table:style-name="ce79"/>
          <table:table-cell table:number-columns-repeated="942"/>
        </table:table-row>
        <table:table-row table:style-name="ro5" table:number-rows-repeated="2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 table:number-rows-repeated="2">
          <table:table-cell table:style-name="Default"/>
          <table:table-cell table:style-name="ce91"/>
          <table:table-cell table:style-name="ce31"/>
          <table:table-cell table:style-name="ce91" table:number-columns-repeated="8"/>
          <table:table-cell table:number-columns-repeated="1013"/>
        </table:table-row>
        <table:table-row table:style-name="ro5" table:number-rows-repeated="3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/>
          <table:table-cell table:style-name="ce95"/>
          <table:table-cell table:style-name="ce91" table:number-columns-repeated="4"/>
          <table:table-cell table:style-name="ce95" table:number-columns-repeated="6"/>
          <table:table-cell table:style-name="Default" table:number-columns-repeated="6"/>
          <table:table-cell table:style-name="ce95" table:number-columns-repeated="2"/>
          <table:table-cell table:style-name="Default"/>
          <table:table-cell table:style-name="ce95"/>
          <table:table-cell table:style-name="Default" table:number-columns-repeated="2"/>
          <table:table-cell table:style-name="ce95" table:number-columns-repeated="2"/>
          <table:table-cell table:style-name="Default" table:number-columns-repeated="14"/>
          <table:table-cell table:style-name="ce95" table:number-columns-repeated="2"/>
          <table:table-cell table:number-columns-repeated="981"/>
        </table:table-row>
        <table:table-row table:style-name="ro5" table:number-rows-repeated="11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28"/>
          <table:table-cell table:style-name="ce95" table:number-columns-repeated="2"/>
          <table:table-cell table:number-columns-repeated="981"/>
        </table:table-row>
        <table:table-row table:style-name="ro5" table:number-rows-repeated="19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12"/>
          <table:table-cell table:style-name="ce95"/>
          <table:table-cell table:style-name="Default" table:number-columns-repeated="15"/>
          <table:table-cell table:style-name="ce95" table:number-columns-repeated="2"/>
          <table:table-cell table:number-columns-repeated="981"/>
        </table:table-row>
        <table:table-row table:style-name="ro5" table:number-rows-repeated="10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6"/>
          <table:table-cell table:style-name="ce95" table:number-columns-repeated="2"/>
          <table:table-cell table:style-name="Default" table:number-columns-repeated="20"/>
          <table:table-cell table:style-name="ce95" table:number-columns-repeated="2"/>
          <table:table-cell table:number-columns-repeated="981"/>
        </table:table-row>
        <table:table-row table:style-name="ro5" table:number-rows-repeated="8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6"/>
          <table:table-cell table:style-name="ce95"/>
          <table:table-cell table:style-name="Default" table:number-columns-repeated="5"/>
          <table:table-cell table:style-name="ce95"/>
          <table:table-cell table:style-name="Default" table:number-columns-repeated="15"/>
          <table:table-cell table:style-name="ce95" table:number-columns-repeated="2"/>
          <table:table-cell table:number-columns-repeated="981"/>
        </table:table-row>
        <table:table-row table:style-name="ro5" table:number-rows-repeated="20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/>
          <table:table-cell table:style-name="ce31"/>
          <table:table-cell table:style-name="ce91" table:number-columns-repeated="8"/>
          <table:table-cell table:number-columns-repeated="1013"/>
        </table:table-row>
        <table:table-row table:style-name="ro5" table:number-rows-repeated="12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12"/>
          <table:table-cell table:style-name="ce95"/>
          <table:table-cell table:style-name="Default" table:number-columns-repeated="15"/>
          <table:table-cell table:style-name="ce95" table:number-columns-repeated="2"/>
          <table:table-cell table:number-columns-repeated="981"/>
        </table:table-row>
        <table:table-row table:style-name="ro5" table:number-rows-repeated="3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/>
          <table:table-cell table:style-name="ce31"/>
          <table:table-cell table:style-name="ce91" table:number-columns-repeated="8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/>
          <table:table-cell table:style-name="ce31"/>
          <table:table-cell table:style-name="ce91" table:number-columns-repeated="8"/>
          <table:table-cell table:number-columns-repeated="1013"/>
        </table:table-row>
        <table:table-row table:style-name="ro5" table:number-rows-repeated="9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28"/>
          <table:table-cell table:style-name="ce95" table:number-columns-repeated="2"/>
          <table:table-cell table:number-columns-repeated="981"/>
        </table:table-row>
        <table:table-row table:style-name="ro5" table:number-rows-repeated="2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9"/>
          <table:table-cell table:style-name="ce95"/>
          <table:table-cell table:style-name="Default"/>
          <table:table-cell table:style-name="ce95"/>
          <table:table-cell table:number-columns-repeated="1011"/>
        </table:table-row>
        <table:table-row table:style-name="ro5" table:number-rows-repeated="9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/>
          <table:table-cell table:style-name="ce33"/>
          <table:table-cell table:style-name="ce91" table:number-columns-repeated="8"/>
          <table:table-cell table:number-columns-repeated="1013"/>
        </table:table-row>
        <table:table-row table:style-name="ro5" table:number-rows-repeated="5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6"/>
          <table:table-cell table:style-name="ce95" table:number-columns-repeated="6"/>
          <table:table-cell table:style-name="Default" table:number-columns-repeated="6"/>
          <table:table-cell table:style-name="ce95" table:number-columns-repeated="4"/>
          <table:table-cell table:style-name="Default" table:number-columns-repeated="2"/>
          <table:table-cell table:style-name="ce95" table:number-columns-repeated="2"/>
          <table:table-cell table:style-name="Default" table:number-columns-repeated="14"/>
          <table:table-cell table:style-name="ce95" table:number-columns-repeated="2"/>
          <table:table-cell table:number-columns-repeated="981"/>
        </table:table-row>
        <table:table-row table:style-name="ro5" table:number-rows-repeated="7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31" table:number-columns-repeated="3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31" table:number-columns-repeated="3"/>
          <table:table-cell table:style-name="Default" table:number-columns-repeated="18"/>
          <table:table-cell table:style-name="ce95"/>
          <table:table-cell table:number-columns-repeated="994"/>
        </table:table-row>
        <table:table-row table:style-name="ro5">
          <table:table-cell table:style-name="Default"/>
          <table:table-cell table:style-name="ce91" table:number-columns-repeated="7"/>
          <table:table-cell table:style-name="ce31" table:number-columns-repeated="3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7"/>
          <table:table-cell table:style-name="Default" table:number-columns-repeated="4"/>
          <table:table-cell table:style-name="ce95" table:number-columns-repeated="2"/>
          <table:table-cell table:style-name="Default" table:number-columns-repeated="8"/>
          <table:table-cell table:style-name="ce95" table:number-columns-repeated="2"/>
          <table:table-cell table:style-name="Default" table:number-columns-repeated="10"/>
          <table:table-cell table:style-name="ce95" table:number-columns-repeated="2"/>
          <table:table-cell table:number-columns-repeated="981"/>
        </table:table-row>
        <table:table-row table:style-name="ro5" table:number-rows-repeated="63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28"/>
          <table:table-cell table:style-name="ce95"/>
          <table:table-cell table:number-columns-repeated="982"/>
        </table:table-row>
        <table:table-row table:style-name="ro5" table:number-rows-repeated="24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/>
          <table:table-cell table:style-name="ce31"/>
          <table:table-cell table:style-name="ce91" table:number-columns-repeated="8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5"/>
          <table:table-cell table:style-name="Default" table:number-columns-repeated="6"/>
          <table:table-cell table:style-name="ce95" table:number-columns-repeated="2"/>
          <table:table-cell table:style-name="Default" table:number-columns-repeated="4"/>
          <table:table-cell table:style-name="ce95" table:number-columns-repeated="2"/>
          <table:table-cell table:style-name="Default" table:number-columns-repeated="14"/>
          <table:table-cell table:style-name="ce95" table:number-columns-repeated="2"/>
          <table:table-cell table:number-columns-repeated="981"/>
        </table:table-row>
        <table:table-row table:style-name="ro5" table:number-rows-repeated="4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3"/>
          <table:table-cell table:number-columns-repeated="1013"/>
        </table:table-row>
        <table:table-row table:style-name="ro5" table:number-rows-repeated="33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2"/>
          <table:table-cell table:style-name="ce91"/>
          <table:table-cell table:number-columns-repeated="1013"/>
        </table:table-row>
        <table:table-row table:style-name="ro5" table:number-rows-repeated="32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>
          <table:table-cell table:style-name="Default"/>
          <table:table-cell table:style-name="ce91" table:number-columns-repeated="7"/>
          <table:table-cell table:style-name="ce95" table:number-columns-repeated="4"/>
          <table:table-cell table:style-name="Default" table:number-columns-repeated="29"/>
          <table:table-cell table:style-name="ce95"/>
          <table:table-cell table:number-columns-repeated="982"/>
        </table:table-row>
        <table:table-row table:style-name="ro5" table:number-rows-repeated="6">
          <table:table-cell table:style-name="Default"/>
          <table:table-cell table:style-name="ce91" table:number-columns-repeated="10"/>
          <table:table-cell table:number-columns-repeated="1013"/>
        </table:table-row>
        <table:table-row table:style-name="ro5" table:number-rows-repeated="10482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16" table:default-cell-style-name="Default" table:number-columns-repeated="2"/>
        <table:table-column table:style-name="co17" table:default-cell-style-name="ce18"/>
        <table:table-column table:style-name="co18" table:default-cell-style-name="ce18"/>
        <table:table-column table:style-name="co16" table:default-cell-style-name="Default" table:number-columns-repeated="1020"/>
        <table:table-row table:style-name="ro5" table:number-rows-repeated="3">
          <table:table-cell table:number-columns-repeated="1024"/>
        </table:table-row>
        <table:table-row table:style-name="ro5">
          <table:table-cell ns41:value-type="string" table:style-name="ce87" office:value-type="string">
            <text:p>Editregel</text:p>
          </table:table-cell>
          <table:table-cell ns41:value-type="string" table:style-name="ce87" office:value-type="string">
            <text:p>Deel telling</text:p>
          </table:table-cell>
          <table:table-cell ns41:value-type="string" table:style-name="ce87" office:value-type="string">
            <text:p>Rolnummer</text:p>
          </table:table-cell>
          <table:table-cell ns41:value-type="string" table:style-name="ce87" office:value-type="string">
            <text:p>Noten en opmerkingen</text:p>
          </table:table-cell>
          <table:table-cell table:style-name="ce87" table:number-columns-repeated="6"/>
          <table:table-cell table:number-columns-repeated="1014"/>
        </table:table-row>
        <table:table-row table:style-name="ro5">
          <table:table-cell table:style-name="ce88" table:number-columns-repeated="10"/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ns41:value-type="float" table:style-name="ce89" office:value="6241" office:value-type="float">
            <text:p>6241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42" office:value-type="float">
            <text:p>6242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43" office:value-type="float">
            <text:p>6243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ns41:value-type="string" table:style-name="ce96" office:value-type="string">
            <text:p>k10: 2074 moet zijn 2974</text:p>
          </table:table-cell>
          <table:table-cell table:number-columns-repeated="1018"/>
        </table:table-row>
        <table:table-row table:style-name="ro5">
          <table:table-cell ns41:value-type="float" table:style-name="ce89" office:value="6244" office:value-type="float">
            <text:p>6244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45" office:value-type="float">
            <text:p>6245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ns41:value-type="string" table:style-name="ce96" office:value-type="string">
            <text:p>k5: 441 moet zijn 444</text:p>
          </table:table-cell>
          <table:table-cell table:number-columns-repeated="1018"/>
        </table:table-row>
        <table:table-row table:style-name="ro5">
          <table:table-cell ns41:value-type="float" table:style-name="ce89" office:value="6246" office:value-type="float">
            <text:p>6246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style-name="TL Metadata"/>
          <table:table-cell ns41:value-type="string" table:style-name="ce96" office:value-type="string">
            <text:p>Bronfout in de categorie Godsdienst. De gegevens vanaf kolom 62 zijn in de verkeerde kolom geplaatst.</text:p>
          </table:table-cell>
          <table:table-cell table:number-columns-repeated="1017"/>
        </table:table-row>
        <table:table-row table:style-name="ro5">
          <table:table-cell ns41:value-type="float" table:style-name="ce89" office:value="6247" office:value-type="float">
            <text:p>6247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48" office:value-type="float">
            <text:p>6248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style-name="TL Metadata"/>
          <table:table-cell ns41:value-type="string" table:style-name="ce96" office:value-type="string">
            <text:p>Bronfout in kolom 33:"Geboorteplaats vrouw in Duitsland". De gedrukte bron geeft 13. Dit moet zijn 213. Zie Deel I.</text:p>
          </table:table-cell>
          <table:table-cell table:number-columns-repeated="1017"/>
        </table:table-row>
        <table:table-row table:style-name="ro5">
          <table:table-cell ns41:value-type="float" table:style-name="ce89" office:value="6249" office:value-type="float">
            <text:p>6249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0" office:value-type="float">
            <text:p>6250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1" office:value-type="float">
            <text:p>6251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2" office:value-type="float">
            <text:p>6252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3" office:value-type="float">
            <text:p>6253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ns41:value-type="string" table:style-name="TL Metadata" office:value-type="string">
            <text:p>(1) Hieronder drie hutten.</text:p>
          </table:table-cell>
          <table:table-cell ns41:value-type="string" table:style-name="ce96" office:value-type="string">
            <text:p>x</text:p>
          </table:table-cell>
          <table:table-cell ns41:value-type="string" table:style-name="ce96" office:value-type="string">
            <text:p>k63: 40 moet zijn 46</text:p>
          </table:table-cell>
          <table:table-cell ns41:value-type="string" table:style-name="ce96" office:value-type="string">
            <text:p>Kolom 1: de gedrukte bron geeft de inhoud van de noot niet. Dit moet zijn: (1) Hieronder drie hutten. Hier is de inhoud van de noot wel gegeven.</text:p>
          </table:table-cell>
          <table:table-cell table:number-columns-repeated="1017"/>
        </table:table-row>
        <table:table-row table:style-name="ro5">
          <table:table-cell ns41:value-type="float" table:style-name="ce89" office:value="6254" office:value-type="float">
            <text:p>6254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5" office:value-type="float">
            <text:p>6255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6" office:value-type="float">
            <text:p>6256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7" office:value-type="float">
            <text:p>6257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8" office:value-type="float">
            <text:p>6258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59" office:value-type="float">
            <text:p>6259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0" office:value-type="float">
            <text:p>6260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1" office:value-type="float">
            <text:p>6261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2" office:value-type="float">
            <text:p>6262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3" office:value-type="float">
            <text:p>6263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4" office:value-type="float">
            <text:p>6264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5" office:value-type="float">
            <text:p>6265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6" office:value-type="float">
            <text:p>6266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7" office:value-type="float">
            <text:p>6267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8" office:value-type="float">
            <text:p>6268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69" office:value-type="float">
            <text:p>6269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0" office:value-type="float">
            <text:p>6270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ns41:value-type="string" table:style-name="ce96" office:value-type="string">
            <text:p>k6: 269 moet zijn 259</text:p>
          </table:table-cell>
          <table:table-cell table:number-columns-repeated="1018"/>
        </table:table-row>
        <table:table-row table:style-name="ro5">
          <table:table-cell ns41:value-type="float" table:style-name="ce89" office:value="6271" office:value-type="float">
            <text:p>6271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2" office:value-type="float">
            <text:p>6272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3" office:value-type="float">
            <text:p>6273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4" office:value-type="float">
            <text:p>6274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5" office:value-type="float">
            <text:p>6275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1001" office:value-type="float">
            <text:p>380201002101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ns41:value-type="string" table:style-name="ce96" office:value-type="string">
            <text:p>k40: 30631 moet zijn 30531</text:p>
          </table:table-cell>
          <table:table-cell table:number-columns-repeated="1018"/>
        </table:table-row>
        <table:table-row table:style-name="ro5">
          <table:table-cell ns41:value-type="float" table:style-name="ce89" office:value="6276" office:value-type="float">
            <text:p>6276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2001" office:value-type="float">
            <text:p>380201002102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7" office:value-type="float">
            <text:p>6277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2001" office:value-type="float">
            <text:p>380201002102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89" office:value="6278" office:value-type="float">
            <text:p>6278</text:p>
          </table:table-cell>
          <table:table-cell ns41:value-type="string" table:style-name="ce96" office:value-type="string">
            <text:p>Dr-2edl</text:p>
          </table:table-cell>
          <table:table-cell ns41:value-type="float" table:style-name="ce90" office:value="380201002102001" office:value-type="float">
            <text:p>380201002102001</text:p>
          </table:table-cell>
          <table:table-cell table:style-name="TL Metadata"/>
          <table:table-cell ns41:value-type="string" table:style-name="ce96" office:value-type="string">
            <text:p>x</text:p>
          </table:table-cell>
          <table:table-cell table:number-columns-repeated="1019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4:03</meta:creation-date>
    <dc:creator>Yamit</dc:creator>
    <dc:date>2004-12-16T15:28:52</dc:date>
    <meta:document-statistic meta:object-count="0" meta:cell-count="2022" meta:table-count="2"/>
    <meta:generator>ODFPY/1.3.0dev</meta:generator>
  </office:meta>
</office:document-meta>
</file>